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Pericles1" svg:font-family="Pericle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25in" fo:margin-left="0.0611in" fo:margin-top="0in" fo:margin-bottom="0in" table:align="left" style:writing-mode="lr-tb"/>
    </style:style>
    <style:style style:name="Table1.A" style:family="table-column">
      <style:table-column-properties style:column-width="6.425in"/>
    </style:style>
    <style:style style:name="Table1.1" style:family="table-row">
      <style:table-row-properties style:min-row-height="0.0007in" style:keep-together="true" fo:keep-together="auto"/>
    </style:style>
    <style:style style:name="Table1.A1" style:family="table-cell">
      <style:table-cell-properties fo:background-color="#ffffff" fo:padding-left="0.0069in" fo:padding-right="0.0069in" fo:padding-top="0in" fo:padding-bottom="0in" fo:border="0.0069in solid #000001">
        <style:background-image/>
      </style:table-cell-properties>
    </style:style>
    <style:style style:name="Table2" style:family="table">
      <style:table-properties style:width="6.4931in" fo:margin-left="-0.075in" fo:margin-top="0in" fo:margin-bottom="0in" table:align="left" style:writing-mode="lr-tb"/>
    </style:style>
    <style:style style:name="Table2.A" style:family="table-column">
      <style:table-column-properties style:column-width="1.0479in"/>
    </style:style>
    <style:style style:name="Table2.B" style:family="table-column">
      <style:table-column-properties style:column-width="0.4868in"/>
    </style:style>
    <style:style style:name="Table2.C" style:family="table-column">
      <style:table-column-properties style:column-width="0.3375in"/>
    </style:style>
    <style:style style:name="Table2.D" style:family="table-column">
      <style:table-column-properties style:column-width="4.6208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Table3" style:family="table">
      <style:table-properties style:width="6.425in" fo:margin-left="0.0611in" fo:margin-top="0in" fo:margin-bottom="0in" table:align="left" style:writing-mode="lr-tb"/>
    </style:style>
    <style:style style:name="Table3.A" style:family="table-column">
      <style:table-column-properties style:column-width="6.425in"/>
    </style:style>
    <style:style style:name="Table3.1" style:family="table-row">
      <style:table-row-properties style:min-row-height="0.0007in" style:keep-together="true" fo:keep-together="auto"/>
    </style:style>
    <style:style style:name="Table3.A1" style:family="table-cell">
      <style:table-cell-properties fo:background-color="#ffffff" fo:padding-left="0.0069in" fo:padding-right="0.0069in" fo:padding-top="0in" fo:padding-bottom="0in" fo:border="0.0069in solid #000001">
        <style:background-image/>
      </style:table-cell-properties>
    </style:style>
    <style:style style:name="Table4" style:family="table">
      <style:table-properties style:width="6.4931in" fo:margin-left="-0.075in" fo:margin-top="0in" fo:margin-bottom="0in" table:align="left" style:writing-mode="lr-tb"/>
    </style:style>
    <style:style style:name="Table4.A" style:family="table-column">
      <style:table-column-properties style:column-width="1.4576in"/>
    </style:style>
    <style:style style:name="Table4.B" style:family="table-column">
      <style:table-column-properties style:column-width="0.4868in"/>
    </style:style>
    <style:style style:name="Table4.C" style:family="table-column">
      <style:table-column-properties style:column-width="0.3375in"/>
    </style:style>
    <style:style style:name="Table4.D" style:family="table-column">
      <style:table-column-properties style:column-width="4.2111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a"/>
    </style:style>
    <style:style style:name="Table5" style:family="table">
      <style:table-properties style:width="6.425in" fo:margin-left="0.0611in" fo:margin-top="0in" fo:margin-bottom="0in" table:align="left" style:writing-mode="lr-tb"/>
    </style:style>
    <style:style style:name="Table5.A" style:family="table-column">
      <style:table-column-properties style:column-width="6.425in"/>
    </style:style>
    <style:style style:name="Table5.1" style:family="table-row">
      <style:table-row-properties style:min-row-height="0.0007in" style:keep-together="true" fo:keep-together="auto"/>
    </style:style>
    <style:style style:name="Table5.A1" style:family="table-cell">
      <style:table-cell-properties fo:background-color="#ffffff" fo:padding-left="0.0069in" fo:padding-right="0.0069in" fo:padding-top="0in" fo:padding-bottom="0in" fo:border="0.0069in solid #000001">
        <style:background-image/>
      </style:table-cell-properties>
    </style:style>
    <style:style style:name="Table6" style:family="table">
      <style:table-properties style:width="6.4931in" fo:margin-left="-0.075in" fo:margin-top="0in" fo:margin-bottom="0in" table:align="left" style:writing-mode="lr-tb"/>
    </style:style>
    <style:style style:name="Table6.A" style:family="table-column">
      <style:table-column-properties style:column-width="1.0431in"/>
    </style:style>
    <style:style style:name="Table6.B" style:family="table-column">
      <style:table-column-properties style:column-width="0.4868in"/>
    </style:style>
    <style:style style:name="Table6.C" style:family="table-column">
      <style:table-column-properties style:column-width="0.3833in"/>
    </style:style>
    <style:style style:name="Table6.D" style:family="table-column">
      <style:table-column-properties style:column-width="4.5799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a"/>
    </style:style>
    <style:style style:name="Table7" style:family="table">
      <style:table-properties style:width="6.425in" fo:margin-left="0.0611in" fo:margin-top="0in" fo:margin-bottom="0in" table:align="left" style:writing-mode="lr-tb"/>
    </style:style>
    <style:style style:name="Table7.A" style:family="table-column">
      <style:table-column-properties style:column-width="6.425in"/>
    </style:style>
    <style:style style:name="Table7.1" style:family="table-row">
      <style:table-row-properties style:min-row-height="0.0007in" style:keep-together="true" fo:keep-together="auto"/>
    </style:style>
    <style:style style:name="Table7.A1" style:family="table-cell">
      <style:table-cell-properties fo:background-color="#ffffff" fo:padding-left="0.0069in" fo:padding-right="0.0069in" fo:padding-top="0in" fo:padding-bottom="0in" fo:border="0.0069in solid #000001">
        <style:background-image/>
      </style:table-cell-properties>
    </style:style>
    <style:style style:name="Table8" style:family="table">
      <style:table-properties style:width="6.4931in" fo:margin-left="-0.075in" fo:margin-top="0in" fo:margin-bottom="0in" table:align="left" style:writing-mode="lr-tb"/>
    </style:style>
    <style:style style:name="Table8.A" style:family="table-column">
      <style:table-column-properties style:column-width="0.9951in"/>
    </style:style>
    <style:style style:name="Table8.B" style:family="table-column">
      <style:table-column-properties style:column-width="0.4868in"/>
    </style:style>
    <style:style style:name="Table8.C" style:family="table-column">
      <style:table-column-properties style:column-width="0.3833in"/>
    </style:style>
    <style:style style:name="Table8.D" style:family="table-column">
      <style:table-column-properties style:column-width="4.6278in"/>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0.0069in solid #00000a"/>
    </style:style>
    <style:style style:name="Table9" style:family="table">
      <style:table-properties style:width="6.425in" fo:margin-left="0.0611in" fo:margin-top="0in" fo:margin-bottom="0in" table:align="left" style:writing-mode="lr-tb"/>
    </style:style>
    <style:style style:name="Table9.A" style:family="table-column">
      <style:table-column-properties style:column-width="6.425in"/>
    </style:style>
    <style:style style:name="Table9.1" style:family="table-row">
      <style:table-row-properties style:min-row-height="0.0007in" style:keep-together="true" fo:keep-together="auto"/>
    </style:style>
    <style:style style:name="Table9.A1" style:family="table-cell">
      <style:table-cell-properties fo:background-color="#ffffff" fo:padding-left="0.0069in" fo:padding-right="0.0069in" fo:padding-top="0in" fo:padding-bottom="0in" fo:border="0.0069in solid #000001">
        <style:background-image/>
      </style:table-cell-properties>
    </style:style>
    <style:style style:name="Table10" style:family="table">
      <style:table-properties style:width="6.4931in" fo:margin-left="-0.075in" fo:margin-top="0in" fo:margin-bottom="0in" table:align="left" style:writing-mode="lr-tb"/>
    </style:style>
    <style:style style:name="Table10.A" style:family="table-column">
      <style:table-column-properties style:column-width="1.1042in"/>
    </style:style>
    <style:style style:name="Table10.B" style:family="table-column">
      <style:table-column-properties style:column-width="0.4868in"/>
    </style:style>
    <style:style style:name="Table10.C" style:family="table-column">
      <style:table-column-properties style:column-width="0.3833in"/>
    </style:style>
    <style:style style:name="Table10.D" style:family="table-column">
      <style:table-column-properties style:column-width="4.5188in"/>
    </style:style>
    <style:style style:name="Table10.1" style:family="table-row">
      <style:table-row-properties style:keep-together="true" fo:keep-together="auto"/>
    </style:style>
    <style:style style:name="Table10.A1" style:family="table-cell">
      <style:table-cell-properties fo:padding-left="0.075in" fo:padding-right="0.075in" fo:padding-top="0in" fo:padding-bottom="0in" fo:border="0.0069in solid #00000a"/>
    </style:style>
    <style:style style:name="Table11" style:family="table">
      <style:table-properties style:width="6.425in" fo:margin-left="0.0611in" fo:margin-top="0in" fo:margin-bottom="0in" table:align="left" style:writing-mode="lr-tb"/>
    </style:style>
    <style:style style:name="Table11.A" style:family="table-column">
      <style:table-column-properties style:column-width="6.425in"/>
    </style:style>
    <style:style style:name="Table11.1" style:family="table-row">
      <style:table-row-properties style:min-row-height="0.0007in" style:keep-together="true" fo:keep-together="auto"/>
    </style:style>
    <style:style style:name="Table11.A1" style:family="table-cell">
      <style:table-cell-properties fo:background-color="#ffffff" fo:padding-left="0.0069in" fo:padding-right="0.0069in" fo:padding-top="0in" fo:padding-bottom="0in" fo:border="0.0069in solid #000001">
        <style:background-image/>
      </style:table-cell-properties>
    </style:style>
    <style:style style:name="Table11.3" style:family="table-row">
      <style:table-row-properties style:min-row-height="0.1681in" style:keep-together="true" fo:keep-together="auto"/>
    </style:style>
    <style:style style:name="Table12" style:family="table">
      <style:table-properties style:width="6.4931in" fo:margin-left="-0.075in" fo:margin-top="0in" fo:margin-bottom="0in" table:align="left" style:writing-mode="lr-tb"/>
    </style:style>
    <style:style style:name="Table12.A" style:family="table-column">
      <style:table-column-properties style:column-width="1.0979in"/>
    </style:style>
    <style:style style:name="Table12.B" style:family="table-column">
      <style:table-column-properties style:column-width="0.4868in"/>
    </style:style>
    <style:style style:name="Table12.C" style:family="table-column">
      <style:table-column-properties style:column-width="0.3375in"/>
    </style:style>
    <style:style style:name="Table12.D" style:family="table-column">
      <style:table-column-properties style:column-width="4.5708in"/>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0.0069in solid #00000a"/>
    </style:style>
    <style:style style:name="Table12.A4" style:family="table-cell">
      <style:table-cell-properties fo:padding-left="0.075in" fo:padding-right="0.075in" fo:padding-top="0in" fo:padding-bottom="0in" fo:border-left="0.0069in solid #00000a" fo:border-right="0.0069in solid #00000a" fo:border-top="none" fo:border-bottom="0.0069in solid #00000a"/>
    </style:style>
    <style:style style:name="P1" style:family="paragraph" style:parent-style-name="Standard">
      <style:text-properties style:font-name="Pericles" fo:font-size="10pt" style:font-size-asian="10pt" style:font-size-complex="12pt"/>
    </style:style>
    <style:style style:name="P2" style:family="paragraph" style:parent-style-name="Standard">
      <style:text-properties style:font-name="Pericles" fo:font-size="10pt" fo:font-weight="bold" style:font-size-asian="10pt" style:font-weight-asian="bold" style:font-size-complex="12pt"/>
    </style:style>
    <style:style style:name="P3" style:family="paragraph" style:parent-style-name="Standard">
      <style:text-properties style:font-name="Pericles" fo:font-size="12pt" fo:font-weight="bold" style:font-size-asian="12pt" style:font-weight-asian="bold" style:font-size-complex="12pt"/>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fo:line-height="100%"/>
      <style:text-properties style:font-name="Pericles" fo:font-size="8pt" style:font-size-asian="8pt" style:font-size-complex="8pt"/>
    </style:style>
    <style:style style:name="P6" style:family="paragraph" style:parent-style-name="Standard">
      <style:paragraph-properties fo:margin-top="0in" fo:margin-bottom="0in" fo:line-height="100%" fo:text-align="end" style:justify-single-word="false"/>
      <style:text-properties style:font-name="Pericles" fo:font-size="8pt" style:font-size-asian="8pt" style:font-size-complex="8pt"/>
    </style:style>
    <style:style style:name="P7" style:family="paragraph" style:parent-style-name="List_20_Paragraph" style:list-style-name="WWNum5">
      <style:text-properties style:font-name="Pericles" fo:font-size="10pt" style:font-size-asian="10pt" style:font-size-complex="12pt"/>
    </style:style>
    <style:style style:name="P8" style:family="paragraph" style:parent-style-name="List_20_Paragraph" style:list-style-name="WWNum4">
      <style:text-properties style:font-name="Pericles" fo:font-size="10pt" style:font-size-asian="10pt" style:font-size-complex="12pt"/>
    </style:style>
    <style:style style:name="P9" style:family="paragraph" style:parent-style-name="List_20_Paragraph" style:list-style-name="WWNum8">
      <style:text-properties style:font-name="Pericles" fo:font-size="10pt" style:font-size-asian="10pt" style:font-size-complex="12pt"/>
    </style:style>
    <style:style style:name="P10" style:family="paragraph" style:parent-style-name="List_20_Paragraph" style:list-style-name="WWNum9">
      <style:text-properties style:font-name="Pericles" fo:font-size="10pt" style:font-size-asian="10pt" style:font-size-complex="12pt"/>
    </style:style>
    <style:style style:name="P11" style:family="paragraph" style:parent-style-name="List_20_Paragraph" style:list-style-name="WWNum13">
      <style:text-properties style:font-name="Pericles" fo:font-size="10pt" style:font-size-asian="10pt" style:font-size-complex="12pt"/>
    </style:style>
    <style:style style:name="P12" style:family="paragraph" style:parent-style-name="List_20_Paragraph" style:list-style-name="WWNum15">
      <style:text-properties style:font-name="Pericles" fo:font-size="10pt" style:font-size-asian="10pt" style:font-size-complex="12pt"/>
    </style:style>
    <style:style style:name="P13" style:family="paragraph" style:parent-style-name="List_20_Paragraph" style:list-style-name="WWNum17">
      <style:text-properties style:font-name="Pericles" fo:font-size="10pt" style:font-size-asian="10pt" style:font-size-complex="12pt"/>
    </style:style>
    <style:style style:name="P14" style:family="paragraph" style:parent-style-name="List_20_Paragraph" style:list-style-name="WWNum9">
      <style:text-properties style:font-name="Pericles" fo:font-size="8pt" style:font-size-asian="8pt" style:font-size-complex="12pt"/>
    </style:style>
    <style:style style:name="P15" style:family="paragraph" style:parent-style-name="List_20_Paragraph" style:list-style-name="WWNum9"/>
    <style:style style:name="P16" style:family="paragraph" style:parent-style-name="List_20_Paragraph" style:list-style-name="WWNum11">
      <style:paragraph-properties fo:margin-top="0in" fo:margin-bottom="0in" fo:line-height="100%"/>
      <style:text-properties style:font-name="Pericles" fo:font-size="8pt" style:font-size-asian="8pt" style:font-size-complex="8pt"/>
    </style:style>
    <style:style style:name="P17" style:family="paragraph" style:parent-style-name="List_20_Paragraph" style:list-style-name="WWNum11">
      <style:paragraph-properties fo:margin-top="0in" fo:margin-bottom="0in" fo:line-height="100%"/>
    </style:style>
    <style:style style:name="P18" style:family="paragraph" style:parent-style-name="Standard" style:master-page-name="Standard">
      <style:paragraph-properties style:page-number="auto"/>
      <style:text-properties style:font-name="Pericles" fo:font-size="12pt" fo:font-weight="bold" style:font-size-asian="12pt" style:font-weight-asian="bold" style:font-size-complex="12pt"/>
    </style:style>
    <style:style style:name="P19" style:family="paragraph" style:parent-style-name="Standard" style:list-style-name="WWNum1"/>
    <style:style style:name="P20" style:family="paragraph" style:parent-style-name="Standard" style:list-style-name="WWNum6"/>
    <style:style style:name="P21" style:family="paragraph" style:parent-style-name="Standard" style:list-style-name="WWNum10"/>
    <style:style style:name="P22" style:family="paragraph" style:parent-style-name="Standard" style:list-style-name="WWNum12"/>
    <style:style style:name="P23" style:family="paragraph" style:parent-style-name="Standard" style:list-style-name="WWNum14"/>
    <style:style style:name="P24" style:family="paragraph" style:parent-style-name="Standard" style:list-style-name="WWNum16"/>
    <style:style style:name="P25" style:family="paragraph" style:parent-style-name="Standard">
      <style:paragraph-properties fo:margin-top="0in" fo:margin-bottom="0in" fo:line-height="100%"/>
      <style:text-properties style:font-name="Pericles" fo:font-size="8pt" fo:font-weight="bold" style:font-size-asian="8pt" style:font-weight-asian="bold" style:font-size-complex="8pt"/>
    </style:style>
    <style:style style:name="P26" style:family="paragraph" style:parent-style-name="Standard">
      <style:paragraph-properties fo:margin-top="0in" fo:margin-bottom="0in" fo:line-height="100%"/>
      <style:text-properties style:font-name="Pericles" fo:font-size="8pt" style:font-size-asian="8pt" style:font-size-complex="8pt"/>
    </style:style>
    <style:style style:name="P27" style:family="paragraph" style:parent-style-name="Standard">
      <style:paragraph-properties fo:margin-top="0in" fo:margin-bottom="0in" fo:line-height="100%" fo:text-align="end" style:justify-single-word="false"/>
      <style:text-properties style:font-name="Pericles" fo:font-size="8pt" style:font-size-asian="8pt" style:font-size-complex="8pt"/>
    </style:style>
    <style:style style:name="T1" style:family="text">
      <style:text-properties style:font-name="Pericles" fo:font-size="12pt" style:font-size-asian="12pt" style:font-size-complex="12pt"/>
    </style:style>
    <style:style style:name="T2" style:family="text">
      <style:text-properties style:font-name="Pericles" fo:font-size="12pt" fo:font-weight="bold" style:font-size-asian="12pt" style:font-weight-asian="bold" style:font-size-complex="12pt"/>
    </style:style>
    <style:style style:name="T3" style:family="text">
      <style:text-properties style:font-name="Pericles" fo:font-size="10pt" style:font-size-asian="10pt" style:font-size-complex="12pt"/>
    </style:style>
    <style:style style:name="T4" style:family="text">
      <style:text-properties style:font-name="Pericles" fo:font-size="10pt" style:font-size-asian="10pt" style:font-name-complex="Pericles1" style:font-size-complex="12pt"/>
    </style:style>
    <style:style style:name="T5" style:family="text">
      <style:text-properties style:font-name="Pericles" fo:font-size="10pt" fo:font-weight="bold" style:font-size-asian="10pt" style:font-weight-asian="bold" style:font-size-complex="12pt"/>
    </style:style>
    <style:style style:name="T6" style:family="text">
      <style:text-properties style:font-name="Pericles" fo:font-size="10pt" fo:font-style="italic" style:font-size-asian="10pt" style:font-style-asian="italic" style:font-size-complex="12pt"/>
    </style:style>
    <style:style style:name="T7" style:family="text">
      <style:text-properties style:font-name="Pericles" fo:font-size="10pt" fo:font-style="italic" fo:font-weight="bold" style:font-size-asian="10pt" style:font-style-asian="italic" style:font-weight-asian="bold" style:font-size-complex="12pt"/>
    </style:style>
    <style:style style:name="T8" style:family="text">
      <style:text-properties style:font-name="Pericles" fo:font-size="8pt" style:font-size-asian="8pt" style:font-size-complex="8pt"/>
    </style:style>
    <style:style style:name="T9" style:family="text">
      <style:text-properties style:font-name="Pericles" fo:font-size="8pt" style:font-size-asian="8pt" style:font-size-complex="12pt"/>
    </style:style>
    <style:style style:name="T10" style:family="text">
      <style:text-properties style:font-name="Pericles" fo:font-size="8pt" fo:font-style="italic" fo:font-weight="bold" style:font-size-asian="8pt" style:font-style-asian="italic" style:font-weight-asian="bold" style:font-size-complex="8pt"/>
    </style:style>
    <style:style style:name="T11" style:family="text">
      <style:text-properties style:font-name="Pericles" fo:font-size="8pt" fo:font-style="italic" fo:font-weight="bold" style:font-size-asian="8pt" style:font-style-asian="italic" style:font-weight-asian="bold" style:font-size-complex="12pt"/>
    </style:style>
    <style:style style:name="T12" style:family="text">
      <style:text-properties style:font-name="Arial1" fo:font-size="10pt" style:font-size-asian="10pt" style:font-name-complex="Arial2" style:font-size-complex="12pt"/>
    </style:style>
    <style:style style:name="T13" style:family="text">
      <style:text-properties style:font-name="Arial1" fo:font-size="10pt" fo:font-style="italic" style:font-size-asian="10pt" style:font-style-asian="italic" style:font-name-complex="Arial2" style:font-size-complex="12pt"/>
    </style:style>
    <style:style style:name="T14" style:family="text">
      <style:text-properties style:font-name="Arial1" fo:font-size="10pt" fo:font-weight="bold" style:font-size-asian="10pt" style:font-weight-asian="bold" style:font-name-complex="Arial2" style:font-size-complex="12pt"/>
    </style:style>
    <style:style style:name="T15" style:family="text">
      <style:text-properties style:font-name="Arial1" fo:font-size="12pt" fo:font-weight="bold" style:font-size-asian="12pt" style:font-weight-asian="bold" style:font-name-complex="Arial2" style:font-size-complex="12pt"/>
    </style:style>
    <style:style style:name="T16" style:family="text">
      <style:text-properties style:font-name="Calibri" fo:font-size="8pt" style:font-size-asian="8pt" style:font-name-complex="Calibri1" style:font-size-complex="12pt"/>
    </style:style>
    <style:style style:name="T17" style:family="text">
      <style:text-properties style:font-name="Calibri" fo:font-size="8pt" style:font-size-asian="8pt" style:font-name-complex="Calibri1"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ivine Magic</text:p>
      <text:p text:style-name="P3">Divine Favor</text:p>
      <text:p text:style-name="P1">All characters can accrue favor with the gods by performing services for them or their minions. Divine favor can be used as inspiration, but only when acting directly in the interest of that god, or casting one of its invocations.</text:p>
      <text:p text:style-name="P3">Boons</text:p>
      <text:p text:style-name="P1">Divine favor can also be saved and spent on a divine boon. It takes 5 divine favor to acquire a boon. Each god has its own list of boons, each of which lasts for an extended period of time (a gaming session, or until the current task is complete), or until it is invoked by the character.</text:p>
      <text:p text:style-name="P1">Boons have a small chance (5%) to be permanent, granting a permanent power or bonus to the character.</text:p>
      <text:p text:style-name="P3">Divine Rites and Invocations</text:p>
      <text:p text:style-name="Standard"><text:span text:style-name="T3">Each god has a set of holy rituals that are used to honor it. Followers can perform these rites to earn divine favor </text:span><text:span text:style-name="T12">–</text:span><text:span text:style-name="T3"> allowing them to earn and use favor more often. To become a follower, a character must have the Theology skill, and spend a specialization.</text:span></text:p>
      <text:p text:style-name="P1">Once a character is a follower, he can choose the Divine Invocation skill to become a priest, which allows him to cast spells in the name of his god. He gains access to the divine invocation list for his chosen patron.</text:p>
      <text:p text:style-name="P1">(Note: This division of rites vs. invocations might be interesting, allowing players to play “holy warriors” or be a favorite of the gods, without having to go all in and cast spells.)</text:p>
      <text:p text:style-name="P3">Divine Spell Casting</text:p>
      <text:p text:style-name="P1">Divine spell casting works very similarly to original RB:</text:p>
      <text:list xml:id="list7851624774248890126" text:style-name="WWNum5">
        <text:list-item>
          <text:p text:style-name="P7">Casting requires a full combat round or more, releasing the spell occurs on the next round and is a free action</text:p>
        </text:list-item>
        <text:list-item>
          <text:p text:style-name="P7">Spell casting can be disrupted by taking damage – any damage taken during an invocation gives a -3 penalty to the casting test</text:p>
        </text:list-item>
        <text:list-item>
          <text:p text:style-name="P7">Casting requires a skill test vs. the spell’s DL</text:p>
        </text:list-item>
        <text:list-item>
          <text:p text:style-name="P7">Failure or marginal success (&lt;3) reduces the caster’s skill level temporarily</text:p>
        </text:list-item>
      </text:list>
      <text:p text:style-name="P1">However, there are differences</text:p>
      <text:list xml:id="list38645282" text:continue-numbering="true" text:style-name="WWNum5">
        <text:list-item>
          <text:p text:style-name="P7">Cannot trade HP instead of skill level penalty</text:p>
          <text:list>
            <text:list-item>
              <text:p text:style-name="P7">Instead you can lose points of divine favor</text:p>
            </text:list-item>
            <text:list-item>
              <text:p text:style-name="P7"><text:soft-page-break/>Or (if you are out of divine favor) take on divine malus</text:p>
            </text:list-item>
          </text:list>
        </text:list-item>
        <text:list-item>
          <text:p text:style-name="P7">Certain spells in the lists will represent the “dark aspect” of the god and casting them will bring on divine malus, successful or not</text:p>
        </text:list-item>
        <text:list-item>
          <text:p text:style-name="P7">With enough divine malus, you have a crisis and have to make a roll to see what is required of you (because the gods are capricious)</text:p>
          <text:list>
            <text:list-item>
              <text:p text:style-name="P7">Perform sacrifice</text:p>
            </text:list-item>
            <text:list-item>
              <text:p text:style-name="P7">Undertake divine quest</text:p>
            </text:list-item>
            <text:list-item>
              <text:p text:style-name="P7">Undertake pilgrimage</text:p>
            </text:list-item>
            <text:list-item>
              <text:p text:style-name="P7">Spells are unavailable for some time</text:p>
            </text:list-item>
            <text:list-item>
              <text:p text:style-name="P7">Struck with curse/sickness</text:p>
            </text:list-item>
            <text:list-item>
              <text:p text:style-name="P7">Strip previously earned permanent boons</text:p>
            </text:list-item>
            <text:list-item>
              <text:p text:style-name="P7">Have to work on these!</text:p>
            </text:list-item>
          </text:list>
        </text:list-item>
        <text:list-item>
          <text:p text:style-name="P7">Certain spells can be empowered by divine favor (or inspiration?) to enhance the duration or effect</text:p>
        </text:list-item>
      </text:list>
      <text:p text:style-name="P1"/>
      <text:p text:style-name="P3">Expenditure and Investiture</text:p>
      <text:p text:style-name="Standard"><text:span text:style-name="T3">Some spells require expenditure, which simply means that when the spell is cast, that number of levels is expended in addition to any lost due to the degree of success of the spell casting check. A spell with expenditure(1) will cost the priest 1</text:span><text:span text:style-name="T12">—</text:span><text:span text:style-name="T3">4 spell levels to cast instead of 0</text:span><text:span text:style-name="T12">—</text:span><text:span text:style-name="T3">3.</text:span></text:p>
      <text:p text:style-name="P1">Investiture is more serious. Investiture means that the spell levels (and any corresponding experience) is lost and must be regained by the priest through play.</text:p>
      <text:p text:style-name="P3">Gods of Anthis</text:p>
      <text:p text:style-name="P1">All the races of Anthis worship the twelve Lantern Gods who defeated Shadow and brought light back to the world. Winning the war against Shadow required the Lantern Gods to consume part of its essence and thus, each god has both light and dark aspects.</text:p>
      <text:p text:style-name="Standard"><text:span text:style-name="T1"><text:s/></text:span><text:span text:style-name="T2">Aquae (AW </text:span><text:span text:style-name="T15">–</text:span><text:span text:style-name="T2"> kay)</text:span></text:p>
      <table:table table:name="Table1" table:style-name="Table1">
        <table:table-column table:style-name="Table1.A"/>
        <table:table-row table:style-name="Table1.1">
          <table:table-cell table:style-name="Table1.A1" office:value-type="string">
            <text:p text:style-name="Standard"><text:span text:style-name="T5">Overview:</text:span><text:span text:style-name="T3"> Aquae is the god of rivers, builders (particularly carpenters), community and agriculture. He represents ingenuity, invention and the triumph of man over his environment. He is especially revered by humans and dwarves.</text:span></text:p>
            <text:p text:style-name="P1">In his dark aspect, Aquae is also “God of Locusts” and he rules over insects (particularly those that harm crops), floods and swamps.</text:p>
          </table:table-cell>
        </table:table-row>
        <table:table-row table:style-name="Table1.1">
          <table:table-cell table:style-name="Table1.A1" office:value-type="string">
            <text:p text:style-name="Standard"><text:span text:style-name="T5">Rites and Duties:</text:span><text:span text:style-name="T3"> </text:span><text:soft-page-break/></text:p>
            <text:list xml:id="list4965113305311747949" text:style-name="WWNum1">
              <text:list-item>
                <text:p text:style-name="P19"><text:span text:style-name="T7">Aquae’s Blessing</text:span><text:span text:style-name="T6"> </text:span><text:span text:style-name="T12">–</text:span><text:span text:style-name="T3"> When a building is erected, a symbol of Aquae is often buried in the foundation or walls. Symbols are usually made of wood with ornamental stones for decoration (100 g). However, those who are wealthy or looking for special blessings from the god of builders sometimes make more ornate offerings.</text:span></text:p>
              </text:list-item>
              <text:list-item>
                <text:p text:style-name="P19"><text:span text:style-name="T7">Carpenter’s Blessing</text:span><text:span text:style-name="T3"> </text:span><text:span text:style-name="T12">–</text:span><text:span text:style-name="T3"> When entering a city for the first time, it is customary for priests to bless the tools and workshops of local craftsmen.</text:span></text:p>
              </text:list-item>
              <text:list-item>
                <text:p text:style-name="P19"><text:span text:style-name="T7">Cleansing Water</text:span><text:span text:style-name="T3"> </text:span><text:span text:style-name="T12">–</text:span><text:span text:style-name="T3"> Aquae’s priests are responsible for the quality of the water used by cities and farms. Anything that spoils the rivers and lakes of Anthis must be corrected.</text:span></text:p>
              </text:list-item>
              <text:list-item>
                <text:p text:style-name="P19"><text:span text:style-name="T7">Farmer’s Prayer</text:span><text:span text:style-name="T3"> </text:span><text:span text:style-name="T12">–</text:span><text:span text:style-name="T3"> Every year before planting, villages hold a special festival to Aquae to pray for a good harvest.</text:span></text:p>
              </text:list-item>
              <text:list-item>
                <text:p text:style-name="P19"><text:span text:style-name="T7">River Prayer </text:span><text:span text:style-name="T13">–</text:span><text:span text:style-name="T6"> </text:span><text:span text:style-name="T3">When crossing a river, it is customary to say a prayer to Aquae, or even leave a small sacrifice of gold, or grain.</text:span></text:p>
              </text:list-item>
            </text:list>
          </table:table-cell>
        </table:table-row>
        <table:table-row table:style-name="Table1.1">
          <table:table-cell table:style-name="Table1.A1" office:value-type="string">
            <text:p text:style-name="Standard"><text:span text:style-name="T5">Rivalries:</text:span><text:span text:style-name="T3"> Aquae competes with Uldar for dominion over water. Over the years, this rivalry has become increasingly bitter and priests of these two gods will often fight.</text:span></text:p>
          </table:table-cell>
        </table:table-row>
        <table:table-row table:style-name="Table1.1">
          <table:table-cell table:style-name="Table1.A1" office:value-type="string">
            <text:p text:style-name="Standard"><text:span text:style-name="T5">Sacrifices:</text:span><text:span text:style-name="T3"> Aquae favors sacrifices of gold, tools, (wooden) furniture and agricultural goods.</text:span></text:p>
          </table:table-cell>
        </table:table-row>
        <table:table-row table:style-name="Table1.1">
          <table:table-cell table:style-name="Table1.A1" office:value-type="string">
            <text:p text:style-name="Standard"><text:span text:style-name="T5">Using Divine Favor:</text:span><text:span text:style-name="T3"> </text:span></text:p>
            <text:list xml:id="list8491449873479691023" text:style-name="WWNum4">
              <text:list-item>
                <text:p text:style-name="P8">Using the skills Craftsman, Herb Lore, Trade</text:p>
              </text:list-item>
              <text:list-item>
                <text:p text:style-name="P8">Doing farm work, or protecting a farm, homestead, or city</text:p>
              </text:list-item>
              <text:list-item>
                <text:p text:style-name="P8">Killing brigands, bandits or raiders</text:p>
              </text:list-item>
              <text:list-item>
                <text:p text:style-name="P8">Crossing or navigating a river</text:p>
              </text:list-item>
              <text:list-item>
                <text:p text:style-name="P8">Participating in the construction of a community building</text:p>
              </text:list-item>
              <text:list-item>
                <text:p text:style-name="P8">Showing hospitality to guests</text:p>
              </text:list-item>
            </text:list>
          </table:table-cell>
        </table:table-row>
      </table:table>
      <text:p text:style-name="P1"/>
      <text:p text:style-name="P2">Aquae Spell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5">Spell</text:p>
          </table:table-cell>
          <table:table-cell table:style-name="Table2.A1" office:value-type="string">
            <text:p text:style-name="P25">Time</text:p>
          </table:table-cell>
          <table:table-cell table:style-name="Table2.A1" office:value-type="string">
            <text:p text:style-name="P25">DL</text:p>
          </table:table-cell>
          <table:table-cell table:style-name="Table2.A1" office:value-type="string">
            <text:p text:style-name="P25">Effects</text:p>
          </table:table-cell>
        </table:table-row>
        <table:table-row table:style-name="Table2.1">
          <table:table-cell table:style-name="Table2.A1" office:value-type="string">
            <text:p text:style-name="P5">Blessing of the Boat</text:p>
          </table:table-cell>
          <table:table-cell table:style-name="Table2.A1" office:value-type="string">
            <text:p text:style-name="P6">S</text:p>
          </table:table-cell>
          <table:table-cell table:style-name="Table2.A1" office:value-type="string">
            <text:p text:style-name="P6">++</text:p>
          </table:table-cell>
          <table:table-cell table:style-name="Table2.A1" office:value-type="string">
            <text:list xml:id="list5146833337469984696" text:style-name="WWNum11">
              <text:list-item>
                <text:p text:style-name="P16">Causes an unowned boat to appear in the next few minutes, either at the side of the river or gently floating down it</text:p>
              </text:list-item>
              <text:list-item>
                <text:p text:style-name="P16">The boat holds the priest and his party (up to a dozen people)</text:p>
              </text:list-item>
            </text:list>
          </table:table-cell>
        </table:table-row>
        <table:table-row table:style-name="Table2.1">
          <table:table-cell table:style-name="Table2.A1" office:value-type="string">
            <text:p text:style-name="P5">Crafter’s Blessing</text:p>
          </table:table-cell>
          <table:table-cell table:style-name="Table2.A1" office:value-type="string">
            <text:p text:style-name="P6">VS</text:p>
          </table:table-cell>
          <table:table-cell table:style-name="Table2.A1" office:value-type="string">
            <text:p text:style-name="P6">+</text:p>
          </table:table-cell>
          <table:table-cell table:style-name="Table2.A1" office:value-type="string">
            <text:list xml:id="list38621809" text:continue-numbering="true" text:style-name="WWNum11">
              <text:list-item>
                <text:p text:style-name="P16">The target’s next crafting attempt is +2</text:p>
              </text:list-item>
            </text:list>
          </table:table-cell>
        </table:table-row>
        <table:table-row table:style-name="Table2.1">
          <table:table-cell table:style-name="Table2.A1" office:value-type="string">
            <text:p text:style-name="P4"><text:span text:style-name="T8">Create </text:span><text:span text:style-name="T8">Sanctuary</text:span></text:p>
          </table:table-cell>
          <table:table-cell table:style-name="Table2.A1" office:value-type="string">
            <text:p text:style-name="P6">L</text:p>
          </table:table-cell>
          <table:table-cell table:style-name="Table2.A1" office:value-type="string">
            <text:p text:style-name="P6">+++</text:p>
          </table:table-cell>
          <table:table-cell table:style-name="Table2.A1" office:value-type="string">
            <text:list xml:id="list38619916" text:continue-numbering="true" text:style-name="WWNum11">
              <text:list-item>
                <text:p text:style-name="P16">Consecrates a building to create a sanctuary</text:p>
              </text:list-item>
              <text:list-item>
                <text:p text:style-name="P16">Owners of the building get a +1 bonus to non-combat skill checks while within</text:p>
              </text:list-item>
              <text:list-item>
                <text:p text:style-name="P16">Lasts a day</text:p>
              </text:list-item>
              <text:list-item>
                <text:p text:style-name="P16"><text:soft-page-break/>Can be empowered to last a week, month or year with 1, 2 or 3 inspiration</text:p>
              </text:list-item>
              <text:list-item>
                <text:p text:style-name="P16">If a fight breaks out in your sanctuary, you can spend an inspiration to get a +1 to attack and defense for the duration of the battle</text:p>
              </text:list-item>
            </text:list>
          </table:table-cell>
        </table:table-row>
        <table:table-row table:style-name="Table2.1">
          <table:table-cell table:style-name="Table2.A1" office:value-type="string">
            <text:p text:style-name="P5">Crossing Prayer</text:p>
          </table:table-cell>
          <table:table-cell table:style-name="Table2.A1" office:value-type="string">
            <text:p text:style-name="P6">VS</text:p>
          </table:table-cell>
          <table:table-cell table:style-name="Table2.A1" office:value-type="string">
            <text:p text:style-name="P6">+</text:p>
          </table:table-cell>
          <table:table-cell table:style-name="Table2.A1" office:value-type="string">
            <text:list xml:id="list38617302" text:continue-numbering="true" text:style-name="WWNum11">
              <text:list-item>
                <text:p text:style-name="P16">Calms the river and lowers the water level to make crossing easier</text:p>
              </text:list-item>
              <text:list-item>
                <text:p text:style-name="P16">All checks pertaining to the crossing are made at +2</text:p>
              </text:list-item>
              <text:list-item>
                <text:p text:style-name="P16">Lasts until the priest crosses the river</text:p>
              </text:list-item>
            </text:list>
          </table:table-cell>
        </table:table-row>
        <table:table-row table:style-name="Table2.1">
          <table:table-cell table:style-name="Table2.A1" office:value-type="string">
            <text:p text:style-name="P5">Defend Home</text:p>
          </table:table-cell>
          <table:table-cell table:style-name="Table2.A1" office:value-type="string">
            <text:p text:style-name="P6">VS</text:p>
          </table:table-cell>
          <table:table-cell table:style-name="Table2.A1" office:value-type="string">
            <text:p text:style-name="P6">++</text:p>
          </table:table-cell>
          <table:table-cell table:style-name="Table2.A1" office:value-type="string">
            <text:list xml:id="list38621201" text:continue-numbering="true" text:style-name="WWNum11">
              <text:list-item>
                <text:p text:style-name="P16">You and your allies get +1 to attack and defense if defending someone’s home</text:p>
              </text:list-item>
              <text:list-item>
                <text:p text:style-name="P16">Lasts a battle</text:p>
              </text:list-item>
            </text:list>
          </table:table-cell>
        </table:table-row>
        <table:table-row table:style-name="Table2.1">
          <table:table-cell table:style-name="Table2.A1" office:value-type="string">
            <text:p text:style-name="P5">Farmer’s Blessing</text:p>
          </table:table-cell>
          <table:table-cell table:style-name="Table2.A1" office:value-type="string">
            <text:p text:style-name="P6">L</text:p>
          </table:table-cell>
          <table:table-cell table:style-name="Table2.A1" office:value-type="string">
            <text:p text:style-name="P6">+</text:p>
          </table:table-cell>
          <table:table-cell table:style-name="Table2.A1" office:value-type="string">
            <text:list xml:id="list38625864" text:continue-numbering="true" text:style-name="WWNum11">
              <text:list-item>
                <text:p text:style-name="P16">Blesses a village such that all farmers who participate in the ceremony get +1 to all farming checks for the coming year</text:p>
              </text:list-item>
            </text:list>
          </table:table-cell>
        </table:table-row>
        <table:table-row table:style-name="Table2.1">
          <table:table-cell table:style-name="Table2.A1" office:value-type="string">
            <text:p text:style-name="P5">Healing Water</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38631137" text:continue-numbering="true" text:style-name="WWNum11">
              <text:list-item>
                <text:p text:style-name="P16">Turns fresh water into a healing salve</text:p>
              </text:list-item>
              <text:list-item>
                <text:p text:style-name="P16">Heals 2d4 damage</text:p>
              </text:list-item>
            </text:list>
          </table:table-cell>
        </table:table-row>
        <table:table-row table:style-name="Table2.1">
          <table:table-cell table:style-name="Table2.A1" office:value-type="string">
            <text:p text:style-name="P5">House Guardian</text:p>
          </table:table-cell>
          <table:table-cell table:style-name="Table2.A1" office:value-type="string">
            <text:p text:style-name="P6">VS</text:p>
          </table:table-cell>
          <table:table-cell table:style-name="Table2.A1" office:value-type="string">
            <text:p text:style-name="P6">+</text:p>
          </table:table-cell>
          <table:table-cell table:style-name="Table2.A1" office:value-type="string">
            <text:list xml:id="list38631050" text:continue-numbering="true" text:style-name="WWNum11">
              <text:list-item>
                <text:p text:style-name="P16">A spirit guards a small building, raising the alarm if someone enters</text:p>
              </text:list-item>
            </text:list>
          </table:table-cell>
        </table:table-row>
        <table:table-row table:style-name="Table2.1">
          <table:table-cell table:style-name="Table2.A1" office:value-type="string">
            <text:p text:style-name="P5">Locust Cloud</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38642079" text:continue-numbering="true" text:style-name="WWNum11">
              <text:list-item>
                <text:p text:style-name="P16">Creates a cloud of locusts in a 7” diameter circle</text:p>
              </text:list-item>
              <text:list-item>
                <text:p text:style-name="P16">Anyone in the cloud takes 2d6 physical damage</text:p>
              </text:list-item>
              <text:list-item>
                <text:p text:style-name="P16">Pierce(3)</text:p>
              </text:list-item>
              <text:list-item>
                <text:p text:style-name="P16">Save (skill vs. DL 17 to evade)</text:p>
              </text:list-item>
              <text:list-item>
                <text:p text:style-name="P17"><text:span text:style-name="T8">Caster gains </text:span><text:span text:style-name="T10">divine malus</text:span></text:p>
              </text:list-item>
            </text:list>
          </table:table-cell>
        </table:table-row>
        <table:table-row table:style-name="Table2.1">
          <table:table-cell table:style-name="Table2.A1" office:value-type="string">
            <text:p text:style-name="P5">Locust Swarm</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38615782" text:continue-numbering="true" text:style-name="WWNum11">
              <text:list-item>
                <text:p text:style-name="P16">A direct, physical attack that does 2d6 damage</text:p>
              </text:list-item>
              <text:list-item>
                <text:p text:style-name="P16">Pierce(3)</text:p>
              </text:list-item>
              <text:list-item>
                <text:p text:style-name="P16">Save (skill vs. DL 14 to evade)</text:p>
              </text:list-item>
              <text:list-item>
                <text:p text:style-name="P17"><text:span text:style-name="T8">Caster gains </text:span><text:span text:style-name="T10">divine malus</text:span></text:p>
              </text:list-item>
            </text:list>
          </table:table-cell>
        </table:table-row>
        <table:table-row table:style-name="Table2.1">
          <table:table-cell table:style-name="Table2.A1" office:value-type="string">
            <text:p text:style-name="P5">Purify Water</text:p>
          </table:table-cell>
          <table:table-cell table:style-name="Table2.A1" office:value-type="string">
            <text:p text:style-name="P6">L</text:p>
          </table:table-cell>
          <table:table-cell table:style-name="Table2.A1" office:value-type="string">
            <text:p text:style-name="P6">+</text:p>
          </table:table-cell>
          <table:table-cell table:style-name="Table2.A1" office:value-type="string">
            <text:list xml:id="list38638966" text:continue-numbering="true" text:style-name="WWNum11">
              <text:list-item>
                <text:p text:style-name="P16">Blesses a small statue of Aquae so that it purifies a small spring, or section of a river</text:p>
              </text:list-item>
              <text:list-item>
                <text:p text:style-name="P16">Lasts a day</text:p>
              </text:list-item>
              <text:list-item>
                <text:p text:style-name="P16">Can be empowered by inspiration to last 1 week/inspiration</text:p>
              </text:list-item>
              <text:list-item>
                <text:p text:style-name="P16">Though it will purify the water, it does not destroy sources of continued contamination; those will have to be removed normally</text:p>
              </text:list-item>
            </text:list>
          </table:table-cell>
        </table:table-row>
        <table:table-row table:style-name="Table2.1">
          <table:table-cell table:style-name="Table2.A1" office:value-type="string">
            <text:p text:style-name="P5">River Guard</text:p>
          </table:table-cell>
          <table:table-cell table:style-name="Table2.A1" office:value-type="string">
            <text:p text:style-name="P6">VS</text:p>
          </table:table-cell>
          <table:table-cell table:style-name="Table2.A1" office:value-type="string">
            <text:p text:style-name="P6">++</text:p>
          </table:table-cell>
          <table:table-cell table:style-name="Table2.A1" office:value-type="string">
            <text:list xml:id="list38629583" text:continue-numbering="true" text:style-name="WWNum11">
              <text:list-item>
                <text:p text:style-name="P16">Churns the river and raises the water level to make crossing harder</text:p>
              </text:list-item>
              <text:list-item>
                <text:p text:style-name="P16">All crossing attempts are made at -2 and anyone failing takes 1d6 drowning damage each round until an athletics test is made (DL 14)</text:p>
              </text:list-item>
              <text:list-item>
                <text:p text:style-name="P16">Lasts a day</text:p>
              </text:list-item>
              <text:list-item>
                <text:p text:style-name="P16">Can be empowered to last 1 day/2 inspiration spent</text:p>
              </text:list-item>
              <text:list-item>
                <text:p text:style-name="P16">Can be empowered to give an additional -1 to crossing attempts at a cost of 1/additional penalty</text:p>
              </text:list-item>
            </text:list>
          </table:table-cell>
        </table:table-row>
        <table:table-row table:style-name="Table2.1">
          <table:table-cell table:style-name="Table2.A1" office:value-type="string">
            <text:p text:style-name="P5">River Scout</text:p>
          </table:table-cell>
          <table:table-cell table:style-name="Table2.A1" office:value-type="string">
            <text:p text:style-name="P6">VS</text:p>
          </table:table-cell>
          <table:table-cell table:style-name="Table2.A1" office:value-type="string">
            <text:p text:style-name="P6">++</text:p>
          </table:table-cell>
          <table:table-cell table:style-name="Table2.A1" office:value-type="string">
            <text:list xml:id="list38617877" text:continue-numbering="true" text:style-name="WWNum11">
              <text:list-item>
                <text:p text:style-name="P16">Gives information about the terrain through which the river runs</text:p>
              </text:list-item>
              <text:list-item>
                <text:p text:style-name="P16">Gives information about creatures who have crossed, traveled or camped near the river</text:p>
              </text:list-item>
              <text:list-item>
                <text:p text:style-name="P16">+2 to navigate, tracking, herb and animal lore rolls</text:p>
              </text:list-item>
            </text:list>
          </table:table-cell>
        </table:table-row>
        <table:table-row table:style-name="Table2.1">
          <table:table-cell table:style-name="Table2.A1" office:value-type="string">
            <text:p text:style-name="P5">Seal</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38629122" text:continue-numbering="true" text:style-name="WWNum11">
              <text:list-item>
                <text:p text:style-name="P16">A door or gate is sealed as long as the priest stands vigil over it</text:p>
              </text:list-item>
              <text:list-item>
                <text:p text:style-name="P16">Can be empowered to hold for an additional 5 minutes/inspiration</text:p>
              </text:list-item>
            </text:list>
          </table:table-cell>
        </table:table-row>
        <table:table-row table:style-name="Table2.1">
          <table:table-cell table:style-name="Table2.A1" office:value-type="string">
            <text:p text:style-name="P5">Spirit of the River</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38622190" text:continue-numbering="true" text:style-name="WWNum11">
              <text:list-item>
                <text:p text:style-name="P16">Calls a (level 5) water elemental to fight for you</text:p>
              </text:list-item>
            </text:list>
          </table:table-cell>
        </table:table-row>
        <table:table-row table:style-name="Table2.1">
          <table:table-cell table:style-name="Table2.A1" office:value-type="string">
            <text:p text:style-name="P5">Spirit of the Well</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38615109" text:continue-numbering="true" text:style-name="WWNum11">
              <text:list-item>
                <text:p text:style-name="P16">Calls a small (level 1) water elemental to fight for you</text:p>
              </text:list-item>
            </text:list>
          </table:table-cell>
        </table:table-row>
        <table:table-row table:style-name="Table2.1">
          <table:table-cell table:style-name="Table2.A1" office:value-type="string">
            <text:p text:style-name="P5">Water’s Rage</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38644317" text:continue-numbering="true" text:style-name="WWNum11">
              <text:list-item>
                <text:p text:style-name="P16">A powerful swell of water tries to sweep an enemy away</text:p>
              </text:list-item>
              <text:list-item>
                <text:p text:style-name="P16">2d8 ranged, physical attack</text:p>
              </text:list-item>
              <text:list-item>
                <text:p text:style-name="P16">Save (muscle or skill DL 18) or be knocked down</text:p>
              </text:list-item>
              <text:list-item>
                <text:p text:style-name="P16">If knocked down, takes 1d6 drowning damage each round until save is made to stand</text:p>
              </text:list-item>
            </text:list>
          </table:table-cell>
        </table:table-row>
      </table:table>
      <text:p text:style-name="P2"/>
      <text:p text:style-name="P1"/>
      <text:p text:style-name="P3"><text:soft-page-break/>Brul (BROOL)</text:p>
      <table:table table:name="Table3" table:style-name="Table3">
        <table:table-column table:style-name="Table3.A"/>
        <table:table-row table:style-name="Table3.1">
          <table:table-cell table:style-name="Table3.A1" office:value-type="string">
            <text:p text:style-name="Standard"><text:span text:style-name="T5">Overview:</text:span><text:span text:style-name="T3"> Brul is the god of strength, power, war and heroism. He is patron of soldiers, fighters, gladiators and anyone who lives and dies in single combat or on a battlefield. Brul is the patron of the orcs.</text:span></text:p>
            <text:p text:style-name="Standard"><text:span text:style-name="T3">Though most who worship Brul focus on his aspects as a heroic solder, he also oversees the darker sides of war </text:span><text:span text:style-name="T12">–</text:span><text:span text:style-name="T3"> destruction, famine and rapine.</text:span></text:p>
          </table:table-cell>
        </table:table-row>
        <table:table-row table:style-name="Table3.1">
          <table:table-cell table:style-name="Table3.A1" office:value-type="string">
            <text:p text:style-name="Standard"><text:span text:style-name="T5">Rites and Duties:</text:span><text:span text:style-name="T3"> </text:span></text:p>
            <text:list xml:id="list5538259901476994457" text:style-name="WWNum6">
              <text:list-item>
                <text:p text:style-name="P20"><text:span text:style-name="T7">Consecrate Battlefield</text:span><text:span text:style-name="T6"> </text:span><text:span text:style-name="T13">–</text:span><text:span text:style-name="T6"> </text:span><text:span text:style-name="T3">After large battles, the followers of Brul will consecrate the battlefield to prevent Shadow from taking the dead. This takes an hour or two and takes precedence over almost every other post-battle activity.</text:span></text:p>
              </text:list-item>
              <text:list-item>
                <text:p text:style-name="P20"><text:span text:style-name="T7">Fight Honorably</text:span><text:span text:style-name="T3"> </text:span><text:span text:style-name="T12">–</text:span><text:span text:style-name="T3"> Brul does not approve of fights that are unfair, or use “cowardly” tactics. Ambushes, backstabbing, and the use of the tactics skill is frowned upon. However, single combat, or taking on multiple opponents by yourself is encouraged.</text:span></text:p>
              </text:list-item>
              <text:list-item>
                <text:p text:style-name="P20"><text:span text:style-name="T7">Soldier’s Prayer</text:span><text:span text:style-name="T6"> </text:span><text:span text:style-name="T12">–</text:span><text:span text:style-name="T3"> Soldiers often go into battle carrying a symbol of Brul (5 g) and invoking his name, hoping that he will lead them to acts of heroism and might, and ultimately get them home safely.</text:span></text:p>
              </text:list-item>
              <text:list-item>
                <text:p text:style-name="P20"><text:span text:style-name="T7">Taking of Heads</text:span><text:span text:style-name="T3"> </text:span><text:span text:style-name="T12">–</text:span><text:span text:style-name="T3"> Some of the more brutal followers of Brul will pledge the heads of their enemies to the god. Brul is said to give his favor to those that can honor that pledge, but will curse those that fail.</text:span></text:p>
              </text:list-item>
            </text:list>
          </table:table-cell>
        </table:table-row>
        <table:table-row table:style-name="Table3.1">
          <table:table-cell table:style-name="Table3.A1" office:value-type="string">
            <text:p text:style-name="Standard"><text:span text:style-name="T5">Rivalries:</text:span><text:span text:style-name="T3"> Brul considers Lex’s approach to warfare weak and cowardly and the strength god has challenged his general in the past. This rivalry has never grown into open warfare, but the followers of the two gods tend to chafe when in each others’ company.</text:span></text:p>
          </table:table-cell>
        </table:table-row>
        <table:table-row table:style-name="Table3.1">
          <table:table-cell table:style-name="Table3.A1" office:value-type="string">
            <text:p text:style-name="Standard"><text:span text:style-name="T5">Sacrifices:</text:span><text:span text:style-name="T3"> Brul likes finely crafted weapons and the heads of his enemies.</text:span></text:p>
          </table:table-cell>
        </table:table-row>
        <table:table-row table:style-name="Table3.1">
          <table:table-cell table:style-name="Table3.A1" office:value-type="string">
            <text:p text:style-name="P2">Using Favor:</text:p>
            <text:list xml:id="list3006125580606992117" text:style-name="WWNum8">
              <text:list-item>
                <text:p text:style-name="P9">Partaking in single combat</text:p>
              </text:list-item>
              <text:list-item>
                <text:p text:style-name="P9">Leading a fight, or taking on multiple opponents by yourself</text:p>
              </text:list-item>
              <text:list-item>
                <text:p text:style-name="P9">Rallying troops</text:p>
              </text:list-item>
              <text:list-item>
                <text:p text:style-name="P9">Acts of courage and heroism, bordering on stupidity</text:p>
              </text:list-item>
              <text:list-item>
                <text:p text:style-name="P9">Intimidating your foes, or engaging in bravado</text:p>
              </text:list-item>
              <text:list-item>
                <text:p text:style-name="P9">Repairing or crafting weapons and armor</text:p>
              </text:list-item>
            </text:list>
          </table:table-cell>
        </table:table-row>
        <table:table-row table:style-name="Table3.1">
          <table:table-cell table:style-name="Table3.A1" office:value-type="string">
            <text:p text:style-name="Standard"><text:span text:style-name="T5">Notes:</text:span><text:span text:style-name="T3"> </text:span></text:p>
            <text:list xml:id="list8617534282425139065" text:style-name="WWNum9">
              <text:list-item>
                <text:p text:style-name="P10">The most devout of Brul’s followers are divided into two sects, Berserkers <text:soft-page-break/>and Banners</text:p>
                <text:list>
                  <text:list-item>
                    <text:p text:style-name="P10">Berserkers are all-out warriors who may (or may not) perform rites and use divine favor, but often do not take invocations</text:p>
                  </text:list-item>
                  <text:list-item>
                    <text:p text:style-name="P10">Banners are warriors who use spells to play a battlefield support role</text:p>
                  </text:list-item>
                </text:list>
              </text:list-item>
            </text:list>
          </table:table-cell>
        </table:table-row>
      </table:table>
      <text:p text:style-name="P1"/>
      <text:p text:style-name="P2">Brul Spells</text:p>
      <text:p text:style-name="Standard"><text:span text:style-name="T9">All </text:span><text:span text:style-name="T11">banner spells</text:span><text:span text:style-name="T9"> have the following characteristics:</text:span></text:p>
      <text:list xml:id="list38645101" text:continue-numbering="true" text:style-name="WWNum9">
        <text:list-item>
          <text:p text:style-name="P14">Place a banner on the ground in a hex adjacent to the caster</text:p>
        </text:list-item>
        <text:list-item>
          <text:p text:style-name="P15"><text:span text:style-name="T9">Banners can be picked up as a </text:span><text:span text:style-name="T16">½</text:span><text:span text:style-name="T9"> action so they can be moved</text:span></text:p>
        </text:list-item>
        <text:list-item>
          <text:p text:style-name="P14">Carried banners still produce their effects, and can be attacked</text:p>
        </text:list-item>
        <text:list-item>
          <text:p text:style-name="P14">Banners have 15 hit points and can be destroyed by attacks</text:p>
        </text:list-item>
        <text:list-item>
          <text:p text:style-name="P14">Destroyed banners immediately lose their effects (but instant effects don’t revert)</text:p>
        </text:list-item>
        <text:list-item>
          <text:p text:style-name="P14">Banners last 6 rounds, but can be maintained (for 6 more rounds) by spending 1 inspiration</text:p>
        </text:list-item>
        <text:list-item>
          <text:p text:style-name="P14">effects have a 5 hex range</text:p>
        </text:list-item>
        <text:list-item>
          <text:p text:style-name="P15"><text:span text:style-name="T9">Beneficial effects affect only allies and harmful effects affect only enemies (unless the effects indicate </text:span><text:span text:style-name="T11">any combatant</text:span><text:span text:style-name="T9">)</text:span></text:p>
        </text:list-item>
        <text:list-item>
          <text:p text:style-name="P14">You cannot use the same banner more than one time/battle</text:p>
        </text:list-item>
        <text:list-item>
          <text:p text:style-name="P14">Banner effects stack, but the same effect never stacks, even from two different priests</text:p>
        </text:list-item>
        <text:list-item>
          <text:p text:style-name="P14">Banners can only be cast in the midst of an existing fight, and disappear once combat ends</text:p>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5">Spell</text:p>
          </table:table-cell>
          <table:table-cell table:style-name="Table4.A1" office:value-type="string">
            <text:p text:style-name="P25">Time</text:p>
          </table:table-cell>
          <table:table-cell table:style-name="Table4.A1" office:value-type="string">
            <text:p text:style-name="P25">DL</text:p>
          </table:table-cell>
          <table:table-cell table:style-name="Table4.A1" office:value-type="string">
            <text:p text:style-name="P25">Effects</text:p>
          </table:table-cell>
        </table:table-row>
        <table:table-row table:style-name="Table4.1">
          <table:table-cell table:style-name="Table4.A1" office:value-type="string">
            <text:p text:style-name="P5">Banner of Arrow Ward</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8646828" text:continue-list="list38644317" text:style-name="WWNum11">
              <text:list-item>
                <text:p text:style-name="P16">All missile fire through the banner’s zone takes -2 to hit</text:p>
              </text:list-item>
            </text:list>
          </table:table-cell>
        </table:table-row>
        <table:table-row table:style-name="Table4.1">
          <table:table-cell table:style-name="Table4.A1" office:value-type="string">
            <text:p text:style-name="P5">Banner of Charging</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8624346" text:continue-numbering="true" text:style-name="WWNum11">
              <text:list-item>
                <text:p text:style-name="P16">When held, grants +3 hex move/round</text:p>
              </text:list-item>
              <text:list-item>
                <text:p text:style-name="P17"><text:span text:style-name="T8">When planted, allies get +1 to-hit and +1 damage for one </text:span><text:span text:style-name="T8">round, then banner disappears</text:span></text:p>
              </text:list-item>
            </text:list>
          </table:table-cell>
        </table:table-row>
        <table:table-row table:style-name="Table4.1">
          <table:table-cell table:style-name="Table4.A1" office:value-type="string">
            <text:p text:style-name="P5">Banner of Courage</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8644235" text:continue-numbering="true" text:style-name="WWNum11">
              <text:list-item>
                <text:p text:style-name="P16">When placed, heal 1d6 hits</text:p>
              </text:list-item>
              <text:list-item>
                <text:p text:style-name="P16">Gain a +4 to save vs. fear effects</text:p>
              </text:list-item>
            </text:list>
          </table:table-cell>
        </table:table-row>
        <table:table-row table:style-name="Table4.1">
          <table:table-cell table:style-name="Table4.A1" office:value-type="string">
            <text:p text:style-name="P5">Banner of Determination</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8616065" text:continue-numbering="true" text:style-name="WWNum11">
              <text:list-item>
                <text:p text:style-name="P16">When placed, heal 1d6 hits</text:p>
              </text:list-item>
              <text:list-item>
                <text:p text:style-name="P16">Allies can ignore one wound effect until the effect ends</text:p>
              </text:list-item>
            </text:list>
          </table:table-cell>
        </table:table-row>
        <table:table-row table:style-name="Table4.1">
          <table:table-cell table:style-name="Table4.A1" office:value-type="string">
            <text:p text:style-name="P5">Banner of Fear</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8628339" text:continue-numbering="true" text:style-name="WWNum11">
              <text:list-item>
                <text:p text:style-name="P16">When placed, enemies save (Power DL 18) or flee the area</text:p>
              </text:list-item>
              <text:list-item>
                <text:p text:style-name="P16">Enemies must save to enter the area</text:p>
              </text:list-item>
              <text:list-item>
                <text:p text:style-name="P16">Once an enemy saves, he may enter freely</text:p>
              </text:list-item>
              <text:list-item>
                <text:p text:style-name="P17"><text:span text:style-name="T8">Caster gains </text:span><text:span text:style-name="T10">divine malus</text:span></text:p>
              </text:list-item>
            </text:list>
          </table:table-cell>
        </table:table-row>
        <table:table-row table:style-name="Table4.1">
          <table:table-cell table:style-name="Table4.A1" office:value-type="string">
            <text:p text:style-name="P5">Banner of Fire</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8626767" text:continue-numbering="true" text:style-name="WWNum11">
              <text:list-item>
                <text:p text:style-name="P17"><text:span text:style-name="T8">When placed, 3d6 fire damage (Skill DL 14 to take </text:span><text:span text:style-name="T17">½</text:span><text:span text:style-name="T8"> damage)</text:span></text:p>
              </text:list-item>
              <text:list-item>
                <text:p text:style-name="P16">Ignite(4)</text:p>
              </text:list-item>
              <text:list-item>
                <text:p text:style-name="P17"><text:span text:style-name="T8">Caster gains </text:span><text:span text:style-name="T10">divine malus</text:span></text:p>
              </text:list-item>
            </text:list>
          </table:table-cell>
        </table:table-row>
        <table:table-row table:style-name="Table4.1">
          <table:table-cell table:style-name="Table4.A1" office:value-type="string">
            <text:p text:style-name="P5">Banner of Honorable Combat</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8627736" text:continue-numbering="true" text:style-name="WWNum11">
              <text:list-item>
                <text:p text:style-name="P17"><text:span text:style-name="T8">When placed, </text:span><text:span text:style-name="T10">any combatant</text:span><text:span text:style-name="T8"> with a power or bonus to flanking in combat takes 2d6 penetrating damage (Reflex DL 15 to negate)</text:span></text:p>
              </text:list-item>
              <text:list-item>
                <text:p text:style-name="P16">Cannot be flanked</text:p>
              </text:list-item>
              <text:list-item>
                <text:p text:style-name="P17"><text:span text:style-name="T10">Any combatant</text:span><text:span text:style-name="T8"> that attempts to flank takes 1d6 penetrating damage</text:span></text:p>
              </text:list-item>
            </text:list>
          </table:table-cell>
        </table:table-row>
        <text:soft-page-break/>
        <table:table-row table:style-name="Table4.1">
          <table:table-cell table:style-name="Table4.A1" office:value-type="string">
            <text:p text:style-name="P5">Banner of Inquisition</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8641364" text:continue-numbering="true" text:style-name="WWNum11">
              <text:list-item>
                <text:p text:style-name="P16">When placed, mages (those with any spell casting skill other than divine) take 2d6 penetrating damage (Power DL 18 to negate)</text:p>
              </text:list-item>
              <text:list-item>
                <text:p text:style-name="P16">Spell casting attempts take a -1 penalty</text:p>
              </text:list-item>
              <text:list-item>
                <text:p text:style-name="P16">Mages take 1d6 penetrating damage each time they attempt to cast a spell</text:p>
              </text:list-item>
            </text:list>
          </table:table-cell>
        </table:table-row>
        <table:table-row table:style-name="Table4.1">
          <table:table-cell table:style-name="Table4.A1" office:value-type="string">
            <text:p text:style-name="P5">Banner of Inspiration</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8616906" text:continue-numbering="true" text:style-name="WWNum11">
              <text:list-item>
                <text:p text:style-name="P16">No effects unless you touch the banner for 1 round</text:p>
              </text:list-item>
              <text:list-item>
                <text:p text:style-name="P16">Gain 1 inspiration</text:p>
              </text:list-item>
            </text:list>
          </table:table-cell>
        </table:table-row>
        <table:table-row table:style-name="Table4.1">
          <table:table-cell table:style-name="Table4.A1" office:value-type="string">
            <text:p text:style-name="P5">Banner of Might</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8623132" text:continue-numbering="true" text:style-name="WWNum11">
              <text:list-item>
                <text:p text:style-name="P16">Gain +1 damage</text:p>
              </text:list-item>
            </text:list>
          </table:table-cell>
        </table:table-row>
        <table:table-row table:style-name="Table4.1">
          <table:table-cell table:style-name="Table4.A1" office:value-type="string">
            <text:p text:style-name="P5">Banner of Protection</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8646517" text:continue-numbering="true" text:style-name="WWNum11">
              <text:list-item>
                <text:p text:style-name="P16">When held, grants the holder +2 defense and +1 AV</text:p>
              </text:list-item>
              <text:list-item>
                <text:p text:style-name="P16">When on the ground, allies in range gain +1 defense</text:p>
              </text:list-item>
            </text:list>
          </table:table-cell>
        </table:table-row>
        <table:table-row table:style-name="Table4.1">
          <table:table-cell table:style-name="Table4.A1" office:value-type="string">
            <text:p text:style-name="P5">Banner of Rage</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8617009" text:continue-numbering="true" text:style-name="WWNum11">
              <text:list-item>
                <text:p text:style-name="P16">Gain +1 to wound rolls</text:p>
              </text:list-item>
              <text:list-item>
                <text:p text:style-name="P17"><text:span text:style-name="T8">Caster gains </text:span><text:span text:style-name="T10">divine malus</text:span></text:p>
              </text:list-item>
            </text:list>
          </table:table-cell>
        </table:table-row>
        <table:table-row table:style-name="Table4.1">
          <table:table-cell table:style-name="Table4.A1" office:value-type="string">
            <text:p text:style-name="P5">Banner of Rallying</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8623781" text:continue-numbering="true" text:style-name="WWNum11">
              <text:list-item>
                <text:p text:style-name="P16">No effects unless you touch the banner for 1 round</text:p>
              </text:list-item>
              <text:list-item>
                <text:p text:style-name="P16">Heal 2d6 hits</text:p>
              </text:list-item>
            </text:list>
          </table:table-cell>
        </table:table-row>
        <table:table-row table:style-name="Table4.1">
          <table:table-cell table:style-name="Table4.A1" office:value-type="string">
            <text:p text:style-name="P5">Banner of Righteousness</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38646271" text:continue-numbering="true" text:style-name="WWNum11">
              <text:list-item>
                <text:p text:style-name="P16">When placed, make a new save against any existing harmful spell effects</text:p>
              </text:list-item>
              <text:list-item>
                <text:p text:style-name="P16">Gain a +2 to save vs. all spells</text:p>
              </text:list-item>
            </text:list>
          </table:table-cell>
        </table:table-row>
      </table:table>
      <text:p text:style-name="P1"/>
      <text:p text:style-name="P1">Note: I am going to have to work this list a little. If someone shows interest, maybe break a couple of the banners up and distribute them among the tiers (so arrow shield, arrow ward, arrow fortress, etc.)</text:p>
      <text:p text:style-name="P1"/>
      <text:p text:style-name="Standard"><text:span text:style-name="T5">Cancri (CAN </text:span><text:span text:style-name="T14">–</text:span><text:span text:style-name="T5"> cree)</text:span></text:p>
      <table:table table:name="Table5" table:style-name="Table5">
        <table:table-column table:style-name="Table5.A"/>
        <table:table-row table:style-name="Table5.1">
          <table:table-cell table:style-name="Table5.A1" office:value-type="string">
            <text:p text:style-name="Standard"><text:span text:style-name="T5">Overview:</text:span><text:span text:style-name="T3"> Cancri is the Oracle Goddess and has dominion over fate and destiny. She knows everything that has happened and everything that is going to happen. She also ferries the souls of the dead to their final rest. She is patron to messengers, mages, sages and anyone who deals with the dead.</text:span></text:p>
          </table:table-cell>
        </table:table-row>
        <table:table-row table:style-name="Table5.1">
          <table:table-cell table:style-name="Table5.A1" office:value-type="string">
            <text:p text:style-name="Standard"><text:span text:style-name="T5">Rites and Duties:</text:span><text:span text:style-name="T3"> </text:span></text:p>
            <text:list xml:id="list7255460451395336795" text:style-name="WWNum10">
              <text:list-item>
                <text:p text:style-name="P21"><text:span text:style-name="T7">Naming Ritual</text:span><text:span text:style-name="T3"> </text:span><text:span text:style-name="T12">–</text:span><text:span text:style-name="T3"> Those that worship Cancri believe that names have power and that a child</text:span><text:span text:style-name="T4">’</text:span><text:span text:style-name="T3">s name can influence its life. When a child is born, the parents will choose a set of names they wish to give the baby and present them at a temple of the goddess, or write them on slips of parchment and burn them. Children who are not named by Cancri are said to be consigned to have no destiny and thus live meaningless lives.</text:span></text:p>
              </text:list-item>
              <text:list-item>
                <text:p text:style-name="P21"><text:span text:style-name="T7">Ribbon Ceremony</text:span><text:span text:style-name="T3"> </text:span><text:span text:style-name="T12">– </text:span><text:span text:style-name="T3">At funerals, it is common practice to lay a fine ribbon etched with symbols of divination over the dead. Often, the ribbon will be cut, symbolizing the goddess ending the deceased's destiny. </text:span></text:p>
              </text:list-item>
              <text:list-item>
                <text:p text:style-name="P21"><text:span text:style-name="T7">Oracle Pilgrimage</text:span><text:span text:style-name="T3"> </text:span><text:span text:style-name="T12">– </text:span><text:span text:style-name="T3">It is not uncommon for those with means to travel to an Oracle Priestess of Cancri when faced with a difficult, life-altering decision. Payment to the Oracle ranges based on the subject, but can be as simple as a tithe (100g), or as complex as a quest.</text:span></text:p>
              </text:list-item>
            </text:list>
          </table:table-cell>
        </table:table-row>
        <table:table-row table:style-name="Table5.1">
          <table:table-cell table:style-name="Table5.A1" office:value-type="string">
            <text:p text:style-name="Standard"><text:span text:style-name="T5">Rivalries:</text:span><text:span text:style-name="T3"> Cancri and the Twins are rivals over the domain of magic and </text:span><text:span text:style-name="T3">divination. Followers of each god will often try to outdo the others.</text:span></text:p>
          </table:table-cell>
        </table:table-row>
        <text:soft-page-break/>
        <table:table-row table:style-name="Table5.1">
          <table:table-cell table:style-name="Table5.A1" office:value-type="string">
            <text:p text:style-name="Standard"><text:span text:style-name="T5">Sacrifices:</text:span><text:span text:style-name="T3"> Cancri enjoys fine fabrics, spices and valuable artifacts from the newly dead.</text:span></text:p>
          </table:table-cell>
        </table:table-row>
        <table:table-row table:style-name="Table5.1">
          <table:table-cell table:style-name="Table5.A1" office:value-type="string">
            <text:p text:style-name="P2">Using Favor:</text:p>
            <text:list xml:id="list38615359" text:continue-list="list38645101" text:style-name="WWNum9">
              <text:list-item>
                <text:p text:style-name="P10">Dealing with the dead/undead</text:p>
              </text:list-item>
              <text:list-item>
                <text:p text:style-name="P10">Divining someone’s fate</text:p>
              </text:list-item>
              <text:list-item>
                <text:p text:style-name="P10">On a pilgrimage or aiding pilgrims</text:p>
              </text:list-item>
            </text:list>
          </table:table-cell>
        </table:table-row>
      </table:table>
      <text:p text:style-name="P1"/>
      <text:p text:style-name="P2">Cancri Spell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5">Spell</text:p>
          </table:table-cell>
          <table:table-cell table:style-name="Table6.A1" office:value-type="string">
            <text:p text:style-name="P25">Time</text:p>
          </table:table-cell>
          <table:table-cell table:style-name="Table6.A1" office:value-type="string">
            <text:p text:style-name="P25">DL</text:p>
          </table:table-cell>
          <table:table-cell table:style-name="Table6.A1" office:value-type="string">
            <text:p text:style-name="P25">Effects</text:p>
          </table:table-cell>
        </table:table-row>
        <table:table-row table:style-name="Table6.1">
          <table:table-cell table:style-name="Table6.A1" office:value-type="string">
            <text:p text:style-name="P5">Cancri’s Blessing</text:p>
          </table:table-cell>
          <table:table-cell table:style-name="Table6.A1" office:value-type="string">
            <text:p text:style-name="P6">S</text:p>
          </table:table-cell>
          <table:table-cell table:style-name="Table6.A1" office:value-type="string">
            <text:p text:style-name="P6">+</text:p>
          </table:table-cell>
          <table:table-cell table:style-name="Table6.A1" office:value-type="string">
            <text:list xml:id="list38644168" text:continue-list="list38646271" text:style-name="WWNum11">
              <text:list-item>
                <text:p text:style-name="P16">Anyone participating gains +1 to lore checks that day</text:p>
              </text:list-item>
            </text:list>
          </table:table-cell>
        </table:table-row>
        <table:table-row table:style-name="Table6.1">
          <table:table-cell table:style-name="Table6.A1" office:value-type="string">
            <text:p text:style-name="P5">Cursed Touch</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38628675" text:continue-numbering="true" text:style-name="WWNum11">
              <text:list-item>
                <text:p text:style-name="P17"><text:span text:style-name="T8">Touched enemy is </text:span><text:span text:style-name="T10">Cursed</text:span><text:span text:style-name="T8"> for 6 rounds</text:span></text:p>
              </text:list-item>
              <text:list-item>
                <text:p text:style-name="P16">You take a random boon</text:p>
                <text:list>
                  <text:list-item>
                    <text:p text:style-name="P16">+1 attack</text:p>
                  </text:list-item>
                  <text:list-item>
                    <text:p text:style-name="P16">+1 defense</text:p>
                  </text:list-item>
                  <text:list-item>
                    <text:p text:style-name="P16">+1 armor value</text:p>
                  </text:list-item>
                  <text:list-item>
                    <text:p text:style-name="P16">+1 damage</text:p>
                  </text:list-item>
                  <text:list-item>
                    <text:p text:style-name="P16">+1 wound rolls</text:p>
                  </text:list-item>
                  <text:list-item>
                    <text:p text:style-name="P16">Heal 1d4 points (or temp hits)</text:p>
                  </text:list-item>
                </text:list>
              </text:list-item>
            </text:list>
          </table:table-cell>
        </table:table-row>
        <table:table-row table:style-name="Table6.1">
          <table:table-cell table:style-name="Table6.A1" office:value-type="string">
            <text:p text:style-name="P5">Cut the Ribbon</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38644680" text:continue-numbering="true" text:style-name="WWNum11">
              <text:list-item>
                <text:p text:style-name="P16">You cut a section from the ribbon of an opponent, doing 3d8 penetrating damage to them (Power DL 18 to negate)</text:p>
              </text:list-item>
              <text:list-item>
                <text:p text:style-name="P16">Caster takes 2d8 penetrating damage</text:p>
              </text:list-item>
              <text:list-item>
                <text:p text:style-name="P17"><text:span text:style-name="T8">Caster gains </text:span><text:span text:style-name="T10">divine malus</text:span></text:p>
              </text:list-item>
            </text:list>
          </table:table-cell>
        </table:table-row>
        <table:table-row table:style-name="Table6.1">
          <table:table-cell table:style-name="Table6.A1" office:value-type="string">
            <text:p text:style-name="P5">Divination</text:p>
          </table:table-cell>
          <table:table-cell table:style-name="Table6.A1" office:value-type="string">
            <text:p text:style-name="P6">L</text:p>
          </table:table-cell>
          <table:table-cell table:style-name="Table6.A1" office:value-type="string">
            <text:p text:style-name="P6">++</text:p>
          </table:table-cell>
          <table:table-cell table:style-name="Table6.A1" office:value-type="string">
            <text:list xml:id="list38616271" text:continue-numbering="true" text:style-name="WWNum11">
              <text:list-item>
                <text:p text:style-name="P16">As the blood magic spell except</text:p>
              </text:list-item>
              <text:list-item>
                <text:p text:style-name="P16">The blood cost of the spell can come from a sacrifice to Cancri of human or animal blood, or fine goods (100g/point)</text:p>
              </text:list-item>
              <text:list-item>
                <text:p text:style-name="P16">Expenditure(2)</text:p>
              </text:list-item>
            </text:list>
          </table:table-cell>
        </table:table-row>
        <table:table-row table:style-name="Table6.1">
          <table:table-cell table:style-name="Table6.A1" office:value-type="string">
            <text:p text:style-name="P5">Fortune Siphon</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38645156" text:continue-numbering="true" text:style-name="WWNum11">
              <text:list-item>
                <text:p text:style-name="P17"><text:span text:style-name="T8">All enemies within 6 hexes are </text:span><text:span text:style-name="T10">Cursed</text:span></text:p>
              </text:list-item>
              <text:list-item>
                <text:p text:style-name="P16">You gain a random boon for each cursed enemy</text:p>
              </text:list-item>
            </text:list>
          </table:table-cell>
        </table:table-row>
        <table:table-row table:style-name="Table6.1">
          <table:table-cell table:style-name="Table6.A1" office:value-type="string">
            <text:p text:style-name="P5">Improbable Shot</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38638162" text:continue-numbering="true" text:style-name="WWNum11">
              <text:list-item>
                <text:p text:style-name="P16">Gives an ally within 10 hexes pierce(3) to all their attacks for 3 rounds</text:p>
              </text:list-item>
            </text:list>
          </table:table-cell>
        </table:table-row>
        <table:table-row table:style-name="Table6.1">
          <table:table-cell table:style-name="Table6.A1" office:value-type="string">
            <text:p text:style-name="P5">Linked Destinies</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38639093" text:continue-numbering="true" text:style-name="WWNum11">
              <text:list-item>
                <text:p text:style-name="P16">You may instantly transfer any boons on your to allies within 10 hexes</text:p>
              </text:list-item>
              <text:list-item>
                <text:p text:style-name="P17"><text:span text:style-name="T8">Alternately, you may transfer </text:span><text:span text:style-name="T10">one</text:span><text:span text:style-name="T8"> status effect from an ally to an enemy as long as both are within 10 hexes (save Power DL 15 to negate)</text:span></text:p>
              </text:list-item>
            </text:list>
          </table:table-cell>
        </table:table-row>
        <table:table-row table:style-name="Table6.1">
          <table:table-cell table:style-name="Table6.A1" office:value-type="string">
            <text:p text:style-name="P5">Pilgrim’s Prayer</text:p>
          </table:table-cell>
          <table:table-cell table:style-name="Table6.A1" office:value-type="string">
            <text:p text:style-name="P6">S</text:p>
          </table:table-cell>
          <table:table-cell table:style-name="Table6.A1" office:value-type="string">
            <text:p text:style-name="P6">+</text:p>
          </table:table-cell>
          <table:table-cell table:style-name="Table6.A1" office:value-type="string">
            <text:list xml:id="list38645879" text:continue-numbering="true" text:style-name="WWNum11">
              <text:list-item>
                <text:p text:style-name="P16">All who participate in the prayer gain 20% overland travel distance this day</text:p>
              </text:list-item>
            </text:list>
          </table:table-cell>
        </table:table-row>
        <table:table-row table:style-name="Table6.1">
          <table:table-cell table:style-name="Table6.A1" office:value-type="string">
            <text:p text:style-name="P5">Read Ribbon</text:p>
          </table:table-cell>
          <table:table-cell table:style-name="Table6.A1" office:value-type="string">
            <text:p text:style-name="P6">L</text:p>
          </table:table-cell>
          <table:table-cell table:style-name="Table6.A1" office:value-type="string">
            <text:p text:style-name="P6">++++</text:p>
          </table:table-cell>
          <table:table-cell table:style-name="Table6.A1" office:value-type="string">
            <text:list xml:id="list38633822" text:continue-numbering="true" text:style-name="WWNum11">
              <text:list-item>
                <text:p text:style-name="P16">By reading the ribbon of a target’s life, you can understand his past and make inferences into his future (Power DL 24 negates)</text:p>
              </text:list-item>
              <text:list-item>
                <text:p text:style-name="P16">Know the target’s history</text:p>
              </text:list-item>
              <text:list-item>
                <text:p text:style-name="P16">Ask the GM 3 questions about the target’s future</text:p>
              </text:list-item>
            </text:list>
          </table:table-cell>
        </table:table-row>
        <table:table-row table:style-name="Table6.1">
          <table:table-cell table:style-name="Table6.A1" office:value-type="string">
            <text:p text:style-name="P5">Roll the Bones</text:p>
          </table:table-cell>
          <table:table-cell table:style-name="Table6.A1" office:value-type="string">
            <text:p text:style-name="P6">L</text:p>
          </table:table-cell>
          <table:table-cell table:style-name="Table6.A1" office:value-type="string">
            <text:p text:style-name="P6">+++</text:p>
          </table:table-cell>
          <table:table-cell table:style-name="Table6.A1" office:value-type="string">
            <text:list xml:id="list38615897" text:continue-numbering="true" text:style-name="WWNum11">
              <text:list-item>
                <text:p text:style-name="P16">Set aside an inspiration, roll a d12 and can save the result for later</text:p>
              </text:list-item>
              <text:list-item>
                <text:p text:style-name="P17"><text:span text:style-name="T8">The result can be used for any to-hit or skill roll made by either ally or enemy </text:span><text:span text:style-name="T10">before</text:span><text:span text:style-name="T8"> the roll is made</text:span></text:p>
              </text:list-item>
              <text:list-item>
                <text:p text:style-name="P16">The inspiration is spent when the die is used</text:p>
              </text:list-item>
              <text:list-item>
                <text:p text:style-name="P16">Inspiration cannot be gained until all dice are used</text:p>
              </text:list-item>
              <text:list-item>
                <text:p text:style-name="P16">This spell can be empowered, gaining an extra d12 saved/inspiration</text:p>
              </text:list-item>
              <text:list-item>
                <text:p text:style-name="P16">Expenditure(1)</text:p>
              </text:list-item>
            </text:list>
          </table:table-cell>
        </table:table-row>
        <text:soft-page-break/>
        <table:table-row table:style-name="Table6.1">
          <table:table-cell table:style-name="Table6.A1" office:value-type="string">
            <text:p text:style-name="P5">Safe Passage</text:p>
          </table:table-cell>
          <table:table-cell table:style-name="Table6.A1" office:value-type="string">
            <text:p text:style-name="P6">VS</text:p>
          </table:table-cell>
          <table:table-cell table:style-name="Table6.A1" office:value-type="string">
            <text:p text:style-name="P6">+</text:p>
          </table:table-cell>
          <table:table-cell table:style-name="Table6.A1" office:value-type="string">
            <text:list xml:id="list38641033" text:continue-numbering="true" text:style-name="WWNum11">
              <text:list-item>
                <text:p text:style-name="P16">You can travel unmolested among spirits and the undead</text:p>
              </text:list-item>
            </text:list>
          </table:table-cell>
        </table:table-row>
        <table:table-row table:style-name="Table6.1">
          <table:table-cell table:style-name="Table6.A1" office:value-type="string">
            <text:p text:style-name="P5">Sense the Dead</text:p>
          </table:table-cell>
          <table:table-cell table:style-name="Table6.A1" office:value-type="string">
            <text:p text:style-name="P6">VS</text:p>
          </table:table-cell>
          <table:table-cell table:style-name="Table6.A1" office:value-type="string">
            <text:p text:style-name="P6">+</text:p>
          </table:table-cell>
          <table:table-cell table:style-name="Table6.A1" office:value-type="string">
            <text:list xml:id="list38618120" text:continue-numbering="true" text:style-name="WWNum11">
              <text:list-item>
                <text:p text:style-name="P16">You sense corpses and the undead and understand their condition and disposition</text:p>
              </text:list-item>
            </text:list>
          </table:table-cell>
        </table:table-row>
        <table:table-row table:style-name="Table6.1">
          <table:table-cell table:style-name="Table6.A1" office:value-type="string">
            <text:p text:style-name="P5">Speak with the Dead</text:p>
          </table:table-cell>
          <table:table-cell table:style-name="Table6.A1" office:value-type="string">
            <text:p text:style-name="P6">S</text:p>
          </table:table-cell>
          <table:table-cell table:style-name="Table6.A1" office:value-type="string">
            <text:p text:style-name="P6">++</text:p>
          </table:table-cell>
          <table:table-cell table:style-name="Table6.A1" office:value-type="string">
            <text:list xml:id="list38646033" text:continue-numbering="true" text:style-name="WWNum11">
              <text:list-item>
                <text:p text:style-name="P16">You can rouse the spirits of the dead and speak with them</text:p>
              </text:list-item>
              <text:list-item>
                <text:p text:style-name="P16">Requires their body, or something of grave importance to them</text:p>
              </text:list-item>
              <text:list-item>
                <text:p text:style-name="P17"><text:span text:style-name="T8">Caster gains </text:span><text:span text:style-name="T10">divine malus</text:span></text:p>
              </text:list-item>
            </text:list>
          </table:table-cell>
        </table:table-row>
        <table:table-row table:style-name="Table6.1">
          <table:table-cell table:style-name="Table6.A1" office:value-type="string">
            <text:p text:style-name="P5">True Name</text:p>
          </table:table-cell>
          <table:table-cell table:style-name="Table6.A1" office:value-type="string">
            <text:p text:style-name="P6">L</text:p>
          </table:table-cell>
          <table:table-cell table:style-name="Table6.A1" office:value-type="string">
            <text:p text:style-name="P6">++++</text:p>
          </table:table-cell>
          <table:table-cell table:style-name="Table6.A1" office:value-type="string">
            <text:list xml:id="list38646103" text:continue-numbering="true" text:style-name="WWNum11">
              <text:list-item>
                <text:p text:style-name="P16">You learn the true name of the target (save Power DL 24 to negate) and gain permanent benefits against the target</text:p>
              </text:list-item>
              <text:list-item>
                <text:p text:style-name="P16">This makes all your spell save DLs against them +4</text:p>
              </text:list-item>
              <text:list-item>
                <text:p text:style-name="P16">All combat rolls against the target by the priest or his allies are +1</text:p>
              </text:list-item>
              <text:list-item>
                <text:p text:style-name="P16">All combat rolls by the target against the priest or his allies is -1</text:p>
              </text:list-item>
              <text:list-item>
                <text:p text:style-name="P16">All social skill checks against the target are +3</text:p>
              </text:list-item>
              <text:list-item>
                <text:p text:style-name="P16">The priest gains insight into the nature and motives of the target, and may ask a question (similar to divination) each session about the target</text:p>
              </text:list-item>
              <text:list-item>
                <text:p text:style-name="P16">Investiture(1)</text:p>
              </text:list-item>
            </text:list>
          </table:table-cell>
        </table:table-row>
      </table:table>
      <text:p text:style-name="P1"/>
      <text:p text:style-name="Standard"><text:span text:style-name="T5">Castor (CAS </text:span><text:span text:style-name="T14">–</text:span><text:span text:style-name="T5"> ter) and Corax (COR </text:span><text:span text:style-name="T14">–</text:span><text:span text:style-name="T5"> ax)</text:span></text:p>
      <table:table table:name="Table7" table:style-name="Table7">
        <table:table-column table:style-name="Table7.A"/>
        <table:table-row table:style-name="Table7.1">
          <table:table-cell table:style-name="Table7.A1" office:value-type="string">
            <text:p text:style-name="Standard"><text:span text:style-name="T5">Overview:</text:span><text:span text:style-name="T3"> Also known as the twins, Castor and Corax are the gods of Anthis’ twin suns. They led the gods' charge against the Shadow that ruled Anthis and in doing so, they absorbed most of the Shadow’s essence when it was defeated. </text:span><text:span text:style-name="T3">This changed their nature from gods of light, truth and glory into gods of deception, dreams, divination, fire and madness.</text:span></text:p>
          </table:table-cell>
        </table:table-row>
        <table:table-row table:style-name="Table7.1">
          <table:table-cell table:style-name="Table7.A1" office:value-type="string">
            <text:p text:style-name="Standard"><text:span text:style-name="T5">Rites:</text:span><text:span text:style-name="T3"> </text:span></text:p>
            <text:list xml:id="list7268730195150756730" text:style-name="WWNum12">
              <text:list-item>
                <text:p text:style-name="P22"><text:span text:style-name="T7">Against the Darkness</text:span><text:span text:style-name="T6"> </text:span><text:span text:style-name="T12">– </text:span><text:span text:style-name="T3">Because they consider any form of total darkness to be a potential gateway to Shadow, priests of The Twins are almost never found without a candle, lantern or some other form of light. Temples dedicated to Castor and Corax often house large flames which the priests keep lit at all times as a symbol of their vigilance.</text:span></text:p>
              </text:list-item>
              <text:list-item>
                <text:p text:style-name="P22"><text:span text:style-name="T7">Nightmare Watch</text:span><text:span text:style-name="T3"> </text:span><text:span text:style-name="T12">–</text:span><text:span text:style-name="T3"> Those haunted by nightmares will seek out priests of The Twins who will watch over them during the night and take on their nightmares for them.</text:span></text:p>
              </text:list-item>
              <text:list-item>
                <text:p text:style-name="P22"><text:span text:style-name="T7">The Vigil</text:span><text:span text:style-name="T3"> </text:span><text:span text:style-name="T12">– </text:span><text:span text:style-name="T3">Followers of Castor and Corax hold vigil on the longest night of every year to keep Shadow at bay and to pray for the return of the Twins.</text:span></text:p>
              </text:list-item>
            </text:list>
          </table:table-cell>
        </table:table-row>
        <table:table-row table:style-name="Table7.1">
          <table:table-cell table:style-name="Table7.A1" office:value-type="string">
            <text:p text:style-name="Standard"><text:span text:style-name="T5">Rivalries:</text:span><text:span text:style-name="T3"> Cancri and the Twins are rivals over the domain of magic and divination. Followers of each god will often try to outdo the others.</text:span></text:p>
          </table:table-cell>
        </table:table-row>
        <table:table-row table:style-name="Table7.1">
          <table:table-cell table:style-name="Table7.A1" office:value-type="string">
            <text:p text:style-name="Standard"><text:span text:style-name="T5">Sacrifices:</text:span><text:span text:style-name="T3"> The Twins take valuable artifacts, especially those with magic powers, as sacrifices. In addition, their priests can give their nightmares as sacrifices.</text:span></text:p>
          </table:table-cell>
        </table:table-row>
        <table:table-row table:style-name="Table7.1">
          <table:table-cell table:style-name="Table7.A1" office:value-type="string">
            <text:p text:style-name="P2">Using Divine Favor:</text:p>
            <text:list xml:id="list49161338691484133" text:style-name="WWNum13">
              <text:list-item>
                <text:p text:style-name="P11">Battling shadow</text:p>
              </text:list-item>
              <text:list-item>
                <text:p text:style-name="P11">Dealing with dreams or nightmares</text:p>
              </text:list-item>
              <text:list-item>
                <text:p text:style-name="P11">Divining someone’s fate</text:p>
              </text:list-item>
              <text:list-item>
                <text:p text:style-name="P11"><text:soft-page-break/>Facing one’s destiny head on</text:p>
              </text:list-item>
            </text:list>
          </table:table-cell>
        </table:table-row>
        <table:table-row table:style-name="Table7.1">
          <table:table-cell table:style-name="Table7.A1" office:value-type="string">
            <text:p text:style-name="P2">Notes:</text:p>
            <text:list xml:id="list38625174" text:continue-numbering="true" text:style-name="WWNum13">
              <text:list-item>
                <text:p text:style-name="P11">The Twins are unique in that they have no dark aspect. Because of their consumption of Shadow, they are both dark and light at the same time</text:p>
              </text:list-item>
              <text:list-item>
                <text:p text:style-name="P11">Because of this, The Twins have no spells that grant divine malus</text:p>
              </text:list-item>
              <text:list-item>
                <text:p text:style-name="P11">However, malus can still be earned by those that oppose The Twins and their machinations</text:p>
              </text:list-item>
            </text:list>
          </table:table-cell>
        </table:table-row>
      </table:table>
      <text:p text:style-name="P1"/>
      <text:p text:style-name="P2">Castor and Corax Spell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5">Spell</text:p>
          </table:table-cell>
          <table:table-cell table:style-name="Table8.A1" office:value-type="string">
            <text:p text:style-name="P25">Time</text:p>
          </table:table-cell>
          <table:table-cell table:style-name="Table8.A1" office:value-type="string">
            <text:p text:style-name="P25">DL</text:p>
          </table:table-cell>
          <table:table-cell table:style-name="Table8.A1" office:value-type="string">
            <text:p text:style-name="P25">Effects</text:p>
          </table:table-cell>
        </table:table-row>
        <table:table-row table:style-name="Table8.1">
          <table:table-cell table:style-name="Table8.A1" office:value-type="string">
            <text:p text:style-name="P5">Beacon</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38631448" text:continue-list="list38646103" text:style-name="WWNum11">
              <text:list-item>
                <text:p text:style-name="P16">Shoots a light into the sky, illuminating the surrounding area for 10 rounds</text:p>
              </text:list-item>
              <text:list-item>
                <text:p text:style-name="P16">If fighting shadow, allies gain +1 defense</text:p>
              </text:list-item>
            </text:list>
          </table:table-cell>
        </table:table-row>
        <table:table-row table:style-name="Table8.1">
          <table:table-cell table:style-name="Table8.A1" office:value-type="string">
            <text:p text:style-name="P5">Consume Shadow</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38630286" text:continue-numbering="true" text:style-name="WWNum11">
              <text:list-item>
                <text:p text:style-name="P16">May consume a dead shadow to gain a boon</text:p>
              </text:list-item>
            </text:list>
          </table:table-cell>
        </table:table-row>
        <table:table-row table:style-name="Table8.1">
          <table:table-cell table:style-name="Table8.A1" office:value-type="string">
            <text:p text:style-name="P5">Detect Shadow</text:p>
          </table:table-cell>
          <table:table-cell table:style-name="Table8.A1" office:value-type="string">
            <text:p text:style-name="P6">VS</text:p>
          </table:table-cell>
          <table:table-cell table:style-name="Table8.A1" office:value-type="string">
            <text:p text:style-name="P6">+</text:p>
          </table:table-cell>
          <table:table-cell table:style-name="Table8.A1" office:value-type="string">
            <text:list xml:id="list38626857" text:continue-numbering="true" text:style-name="WWNum11">
              <text:list-item>
                <text:p text:style-name="P16">Detect shadows and their magic within a 10 hex radius</text:p>
              </text:list-item>
              <text:list-item>
                <text:p text:style-name="P16">Radius can be increased 5x by spending 1 inspiration</text:p>
              </text:list-item>
            </text:list>
          </table:table-cell>
        </table:table-row>
        <table:table-row table:style-name="Table8.1">
          <table:table-cell table:style-name="Table8.A1" office:value-type="string">
            <text:p text:style-name="P5">Dream Walk</text:p>
          </table:table-cell>
          <table:table-cell table:style-name="Table8.A1" office:value-type="string">
            <text:p text:style-name="P6">L</text:p>
          </table:table-cell>
          <table:table-cell table:style-name="Table8.A1" office:value-type="string">
            <text:p text:style-name="P6">+++</text:p>
          </table:table-cell>
          <table:table-cell table:style-name="Table8.A1" office:value-type="string">
            <text:list xml:id="list38634391" text:continue-numbering="true" text:style-name="WWNum11">
              <text:list-item>
                <text:p text:style-name="P16">Caster sleeps and travels as a spirit in his dreams</text:p>
              </text:list-item>
              <text:list-item>
                <text:p text:style-name="P16">Can scout the surrounding lands, fly just above the treetops and travel at a speed of 50 kph</text:p>
              </text:list-item>
              <text:list-item>
                <text:p text:style-name="P16">Can see spirits and detect high concentrations of magic</text:p>
              </text:list-item>
              <text:list-item>
                <text:p text:style-name="P16">Cannot be detected, or interacted with unless the observer can detect and affect spirits</text:p>
              </text:list-item>
              <text:list-item>
                <text:p text:style-name="P16">Still “tangible” and cannot get through walls or closed portals</text:p>
              </text:list-item>
              <text:list-item>
                <text:p text:style-name="P16">Can spend 1 inspiration to have a door or window opened by divine providence</text:p>
              </text:list-item>
              <text:list-item>
                <text:p text:style-name="P16">Expenditure(1)</text:p>
              </text:list-item>
            </text:list>
          </table:table-cell>
        </table:table-row>
        <table:table-row table:style-name="Table8.1">
          <table:table-cell table:style-name="Table8.A1" office:value-type="string">
            <text:p text:style-name="P5">Fire Blast</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38641410" text:continue-numbering="true" text:style-name="WWNum11">
              <text:list-item>
                <text:p text:style-name="P16">2d10 fire bolt</text:p>
              </text:list-item>
              <text:list-item>
                <text:p text:style-name="P16">Ignite(3)</text:p>
              </text:list-item>
            </text:list>
          </table:table-cell>
        </table:table-row>
        <table:table-row table:style-name="Table8.1">
          <table:table-cell table:style-name="Table8.A1" office:value-type="string">
            <text:p text:style-name="P5">Fire Burst</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38647632" text:continue-numbering="true" text:style-name="WWNum11">
              <text:list-item>
                <text:p text:style-name="P16">2d10 fire burst in a 2 hex radius</text:p>
              </text:list-item>
              <text:list-item>
                <text:p text:style-name="P16">Ignite(3)</text:p>
              </text:list-item>
            </text:list>
          </table:table-cell>
        </table:table-row>
        <table:table-row table:style-name="Table8.1">
          <table:table-cell table:style-name="Table8.A1" office:value-type="string">
            <text:p text:style-name="P5">Fire Shield</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38641065" text:continue-numbering="true" text:style-name="WWNum11">
              <text:list-item>
                <text:p text:style-name="P16">+2 defense</text:p>
              </text:list-item>
              <text:list-item>
                <text:p text:style-name="P16">Anyone hitting the caster with a melee attack takes ignite(4)</text:p>
              </text:list-item>
            </text:list>
          </table:table-cell>
        </table:table-row>
        <table:table-row table:style-name="Table8.1">
          <table:table-cell table:style-name="Table8.A1" office:value-type="string">
            <text:p text:style-name="P5">Glimpse</text:p>
          </table:table-cell>
          <table:table-cell table:style-name="Table8.A1" office:value-type="string">
            <text:p text:style-name="P6">VS</text:p>
          </table:table-cell>
          <table:table-cell table:style-name="Table8.A1" office:value-type="string">
            <text:p text:style-name="P6">++</text:p>
          </table:table-cell>
          <table:table-cell table:style-name="Table8.A1" office:value-type="string">
            <text:list xml:id="list38621188" text:continue-numbering="true" text:style-name="WWNum11">
              <text:list-item>
                <text:p text:style-name="P16">Caster gains a vision granting insight into the target’s near/immediate future</text:p>
              </text:list-item>
            </text:list>
          </table:table-cell>
        </table:table-row>
        <table:table-row table:style-name="Table8.1">
          <table:table-cell table:style-name="Table8.A1" office:value-type="string">
            <text:p text:style-name="P5">Inception</text:p>
          </table:table-cell>
          <table:table-cell table:style-name="Table8.A1" office:value-type="string">
            <text:p text:style-name="P6">L</text:p>
          </table:table-cell>
          <table:table-cell table:style-name="Table8.A1" office:value-type="string">
            <text:p text:style-name="P6">++++</text:p>
          </table:table-cell>
          <table:table-cell table:style-name="Table8.A1" office:value-type="string">
            <text:list xml:id="list38629166" text:continue-numbering="true" text:style-name="WWNum11">
              <text:list-item>
                <text:p text:style-name="P16">Caster touches a sleeping target and enters his dreams</text:p>
              </text:list-item>
              <text:list-item>
                <text:p text:style-name="P16">Can take up to 8 additional people with him if each spends 1 inspiration</text:p>
              </text:list-item>
              <text:list-item>
                <text:p text:style-name="P16">The trip into the dreamscape should have a specific purpose</text:p>
                <text:list>
                  <text:list-item>
                    <text:p text:style-name="P16">To learn something specific about the target</text:p>
                  </text:list-item>
                  <text:list-item>
                    <text:p text:style-name="P16">To rid the target of a recurring nightmare, or curse</text:p>
                  </text:list-item>
                  <text:list-item>
                    <text:p text:style-name="P16">To rid the target of a specific mental ailment</text:p>
                  </text:list-item>
                  <text:list-item>
                    <text:p text:style-name="P16">Understand the target’s destiny</text:p>
                  </text:list-item>
                  <text:list-item>
                    <text:p text:style-name="P16">To gain some insight into the nature of the target to impact social tests against them (+4 bonus to a specific request)</text:p>
                  </text:list-item>
                </text:list>
              </text:list-item>
              <text:list-item>
                <text:p text:style-name="P16">The GM will create an appropriate scenario in the dreamscape and successful resolution of the scenario gives the desired real-world result</text:p>
              </text:list-item>
              <text:list-item>
                <text:p text:style-name="P16">Investiture(1)</text:p>
              </text:list-item>
            </text:list>
          </table:table-cell>
        </table:table-row>
        <table:table-row table:style-name="Table8.1">
          <table:table-cell table:style-name="Table8.A1" office:value-type="string">
            <text:p text:style-name="P5">Light</text:p>
          </table:table-cell>
          <table:table-cell table:style-name="Table8.A1" office:value-type="string">
            <text:p text:style-name="P6">VS</text:p>
          </table:table-cell>
          <table:table-cell table:style-name="Table8.A1" office:value-type="string">
            <text:p text:style-name="P6">+</text:p>
          </table:table-cell>
          <table:table-cell table:style-name="Table8.A1" office:value-type="string">
            <text:list xml:id="list38632370" text:continue-numbering="true" text:style-name="WWNum11">
              <text:list-item>
                <text:p text:style-name="P16">Lights an area up to 10 hex radius</text:p>
              </text:list-item>
            </text:list>
          </table:table-cell>
        </table:table-row>
        <table:table-row table:style-name="Table8.1">
          <table:table-cell table:style-name="Table8.A1" office:value-type="string">
            <text:p text:style-name="P5">Nightmare Watch</text:p>
          </table:table-cell>
          <table:table-cell table:style-name="Table8.A1" office:value-type="string">
            <text:p text:style-name="P6">L</text:p>
          </table:table-cell>
          <table:table-cell table:style-name="Table8.A1" office:value-type="string">
            <text:p text:style-name="P6">++</text:p>
          </table:table-cell>
          <table:table-cell table:style-name="Table8.A1" office:value-type="string">
            <text:list xml:id="list38646301" text:continue-numbering="true" text:style-name="WWNum11">
              <text:list-item>
                <text:p text:style-name="P16">Caster sits vigil over a sleeping target</text:p>
              </text:list-item>
              <text:list-item>
                <text:p text:style-name="P16">Target has a restful sleep without nightmares, visions, curses, etc. affecting them</text:p>
              </text:list-item>
              <text:list-item>
                <text:p text:style-name="P16"><text:soft-page-break/>If the caster prevents such an event with his vigil, he takes a boon the next day</text:p>
              </text:list-item>
              <text:list-item>
                <text:p text:style-name="P16">Can spend inspiration to make the protection last for 1 week</text:p>
              </text:list-item>
            </text:list>
          </table:table-cell>
        </table:table-row>
        <table:table-row table:style-name="Table8.1">
          <table:table-cell table:style-name="Table8.A1" office:value-type="string">
            <text:p text:style-name="P5">Sleep</text:p>
          </table:table-cell>
          <table:table-cell table:style-name="Table8.A1" office:value-type="string">
            <text:p text:style-name="P6">VS</text:p>
          </table:table-cell>
          <table:table-cell table:style-name="Table8.A1" office:value-type="string">
            <text:p text:style-name="P6">++</text:p>
          </table:table-cell>
          <table:table-cell table:style-name="Table8.A1" office:value-type="string">
            <text:list xml:id="list38628649" text:continue-numbering="true" text:style-name="WWNum11">
              <text:list-item>
                <text:p text:style-name="P16">Cause an unsuspecting target to sleep (Power/Toughness DL 14 to resist)</text:p>
              </text:list-item>
            </text:list>
          </table:table-cell>
        </table:table-row>
      </table:table>
      <text:p text:style-name="P1"/>
      <text:p text:style-name="P1"/>
      <text:p text:style-name="Standard"><text:span text:style-name="T5">Hegre (HEG </text:span><text:span text:style-name="T14">–</text:span><text:span text:style-name="T5"> ree)</text:span></text:p>
      <table:table table:name="Table9" table:style-name="Table9">
        <table:table-column table:style-name="Table9.A"/>
        <table:table-row table:style-name="Table9.1">
          <table:table-cell table:style-name="Table9.A1" office:value-type="string">
            <text:p text:style-name="Standard"><text:span text:style-name="T5">Overview:</text:span><text:span text:style-name="T3"> Hegre, Master of the Hunt, is the reclusive god of the wilderness. He is the patron of hunters, druids and rangers. He holds court over the forests of Anthis and all of the plants and creatures therein.</text:span></text:p>
            <text:p text:style-name="P1">Hegre's dark aspect is that of a despoiler who hunts and kills for pleasure instead of sustenance. In this form, he is patron of lycanthropes, cannibals and others who hunt their own kind.</text:p>
          </table:table-cell>
        </table:table-row>
        <table:table-row table:style-name="Table9.1">
          <table:table-cell table:style-name="Table9.A1" office:value-type="string">
            <text:p text:style-name="Standard"><text:span text:style-name="T5">Rites:</text:span><text:span text:style-name="T3"> </text:span></text:p>
            <text:list xml:id="list2871771857865576706" text:style-name="WWNum14">
              <text:list-item>
                <text:p text:style-name="P23"><text:span text:style-name="T7">Hegre's Due</text:span><text:span text:style-name="T3"> </text:span><text:span text:style-name="T12">– </text:span><text:span text:style-name="T3">Hunters will typically bury or burn choice cuts of any animal they kill to honor Hegre and insure good hunts in the future.</text:span></text:p>
              </text:list-item>
              <text:list-item>
                <text:p text:style-name="P23"><text:span text:style-name="T7">The Hunt</text:span><text:span text:style-name="T3"> </text:span><text:span text:style-name="T12">– </text:span><text:span text:style-name="T3">When monsters threaten a community, priests of Hegre can call for a sacred hunt in which hunters from nearby lands will gather to kill the offending beasts.</text:span></text:p>
              </text:list-item>
              <text:list-item>
                <text:p text:style-name="P23"><text:span text:style-name="T7">Wild Pact </text:span><text:span text:style-name="T12">–</text:span><text:span text:style-name="T3"> The pact states that man take his place among the other animals in the wild. Followers of Hegre hunt only as their need dictates and they use no traps, poisons, or magic (aside from Hegre’s spells) during their hunts, relying on skill and cunning instead of artifice. They protect the wild from destruction or corruption.</text:span></text:p>
              </text:list-item>
            </text:list>
          </table:table-cell>
        </table:table-row>
        <table:table-row table:style-name="Table9.1">
          <table:table-cell table:style-name="Table9.A1" office:value-type="string">
            <text:p text:style-name="Standard"><text:span text:style-name="T5">Rivalries:</text:span><text:span text:style-name="T3"> Hegre’s domain overlaps very little with those of the other gods. However, he often finds himself in opposition to the goals of Lex and Libre. He finds the use of fire by The Twins to be distasteful.</text:span></text:p>
          </table:table-cell>
        </table:table-row>
        <table:table-row table:style-name="Table9.1">
          <table:table-cell table:style-name="Table9.A1" office:value-type="string">
            <text:p text:style-name="Standard"><text:span text:style-name="T5">Sacrifices:</text:span><text:span text:style-name="T3"> Hegre favors cuts of meat and hides from prize animals. He also values finely crafted spears, bows and arrows.</text:span></text:p>
          </table:table-cell>
        </table:table-row>
        <table:table-row table:style-name="Table9.1">
          <table:table-cell table:style-name="Table9.A1" office:value-type="string">
            <text:p text:style-name="P2">Using Divine Favor:</text:p>
            <text:list xml:id="list4392243597762159626" text:style-name="WWNum15">
              <text:list-item>
                <text:list>
                  <text:list-item>
                    <text:p text:style-name="P12">Hunting, tracking or navigating the wilds</text:p>
                  </text:list-item>
                  <text:list-item>
                    <text:p text:style-name="P12">Battling wild beasts</text:p>
                  </text:list-item>
                  <text:list-item>
                    <text:p text:style-name="P12">Battling fire or lightning mages</text:p>
                  </text:list-item>
                  <text:list-item>
                    <text:p text:style-name="P12">Destroying threats to wild lands</text:p>
                  </text:list-item>
                  <text:list-item>
                    <text:p text:style-name="P12">Using lore on wild animals or plants</text:p>
                  </text:list-item>
                </text:list>
              </text:list-item>
            </text:list>
          </table:table-cell>
        </table:table-row>
      </table:table>
      <text:p text:style-name="P1"/>
      <text:p text:style-name="P2"><text:soft-page-break/>Hegre’s Spells</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5">Spell</text:p>
          </table:table-cell>
          <table:table-cell table:style-name="Table10.A1" office:value-type="string">
            <text:p text:style-name="P25">Time</text:p>
          </table:table-cell>
          <table:table-cell table:style-name="Table10.A1" office:value-type="string">
            <text:p text:style-name="P25">DL</text:p>
          </table:table-cell>
          <table:table-cell table:style-name="Table10.A1" office:value-type="string">
            <text:p text:style-name="P25">Effects</text:p>
          </table:table-cell>
        </table:table-row>
        <table:table-row table:style-name="Table10.1">
          <table:table-cell table:style-name="Table10.A1" office:value-type="string">
            <text:p text:style-name="P5">Beast Claw</text:p>
          </table:table-cell>
          <table:table-cell table:style-name="Table10.A1" office:value-type="string">
            <text:p text:style-name="P6">C</text:p>
          </table:table-cell>
          <table:table-cell table:style-name="Table10.A1" office:value-type="string">
            <text:p text:style-name="P6">+</text:p>
          </table:table-cell>
          <table:table-cell table:style-name="Table10.A1" office:value-type="string">
            <text:list xml:id="list38636179" text:continue-list="list38628649" text:style-name="WWNum11">
              <text:list-item>
                <text:p text:style-name="P16">Gain claws (1d6 weapon) and brawling skill +2 (or 12 whichever is better)</text:p>
              </text:list-item>
            </text:list>
          </table:table-cell>
        </table:table-row>
        <table:table-row table:style-name="Table10.1">
          <table:table-cell table:style-name="Table10.A1" office:value-type="string">
            <text:p text:style-name="P5">Call The Hunt</text:p>
          </table:table-cell>
          <table:table-cell table:style-name="Table10.A1" office:value-type="string">
            <text:p text:style-name="P6">L</text:p>
          </table:table-cell>
          <table:table-cell table:style-name="Table10.A1" office:value-type="string">
            <text:p text:style-name="P6">++++</text:p>
          </table:table-cell>
          <table:table-cell table:style-name="Table10.A1" office:value-type="string">
            <text:list xml:id="list38619744" text:continue-numbering="true" text:style-name="WWNum11">
              <text:list-item>
                <text:p text:style-name="P16">Calls all followers of Hegre in a large radius (20 km) to converge on the caster’s location</text:p>
              </text:list-item>
              <text:list-item>
                <text:p text:style-name="P16">The priest can specify one threat to Hegre’s domain that the called beings will help eliminate</text:p>
              </text:list-item>
              <text:list-item>
                <text:p text:style-name="P16">Lasts until The Hunt is over</text:p>
              </text:list-item>
            </text:list>
          </table:table-cell>
        </table:table-row>
        <table:table-row table:style-name="Table10.1">
          <table:table-cell table:style-name="Table10.A1" office:value-type="string">
            <text:p text:style-name="P5">Gentle Mist</text:p>
          </table:table-cell>
          <table:table-cell table:style-name="Table10.A1" office:value-type="string">
            <text:p text:style-name="P6">C</text:p>
          </table:table-cell>
          <table:table-cell table:style-name="Table10.A1" office:value-type="string">
            <text:p text:style-name="P6">+</text:p>
          </table:table-cell>
          <table:table-cell table:style-name="Table10.A1" office:value-type="string">
            <text:list xml:id="list38631375" text:continue-numbering="true" text:style-name="WWNum11">
              <text:list-item>
                <text:p text:style-name="P16">Creates an area (21 hex diameter) of gentle precipitation</text:p>
              </text:list-item>
              <text:list-item>
                <text:p text:style-name="P16">All missile fire through the area is -1 to-hit</text:p>
              </text:list-item>
              <text:list-item>
                <text:p text:style-name="P16">All fire or lightning spells have a +1 DL to cast</text:p>
              </text:list-item>
              <text:list-item>
                <text:p text:style-name="P16">All saves against fire or lightning effects get a +2 bonus</text:p>
              </text:list-item>
              <text:list-item>
                <text:p text:style-name="P16">All damage by fire or lightning spells is -1 point/die</text:p>
              </text:list-item>
            </text:list>
          </table:table-cell>
        </table:table-row>
        <table:table-row table:style-name="Table10.1">
          <table:table-cell table:style-name="Table10.A1" office:value-type="string">
            <text:p text:style-name="P5">Hunter’s Blessing</text:p>
          </table:table-cell>
          <table:table-cell table:style-name="Table10.A1" office:value-type="string">
            <text:p text:style-name="P6">VS</text:p>
          </table:table-cell>
          <table:table-cell table:style-name="Table10.A1" office:value-type="string">
            <text:p text:style-name="P6"><text:s/>+</text:p>
          </table:table-cell>
          <table:table-cell table:style-name="Table10.A1" office:value-type="string">
            <text:list xml:id="list38619695" text:continue-numbering="true" text:style-name="WWNum11">
              <text:list-item>
                <text:p text:style-name="P16">A short blessing that gives participants a +1 to animal lore, navigate and track that day</text:p>
              </text:list-item>
            </text:list>
          </table:table-cell>
        </table:table-row>
        <table:table-row table:style-name="Table10.1">
          <table:table-cell table:style-name="Table10.A1" office:value-type="string">
            <text:p text:style-name="P5">Lick Wounds</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38641529" text:continue-numbering="true" text:style-name="WWNum11">
              <text:list-item>
                <text:p text:style-name="P16">1d4 magical heal</text:p>
              </text:list-item>
            </text:list>
          </table:table-cell>
        </table:table-row>
        <table:table-row table:style-name="Table10.1">
          <table:table-cell table:style-name="Table10.A1" office:value-type="string">
            <text:p text:style-name="P5">Nature’s Scent</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38626571" text:continue-numbering="true" text:style-name="WWNum11">
              <text:list-item>
                <text:p text:style-name="P16">Obscures the caster’s scent</text:p>
              </text:list-item>
              <text:list-item>
                <text:p text:style-name="P16">Animals that rely on scent are not able to track the character (-10 to search, track rolls)</text:p>
              </text:list-item>
            </text:list>
          </table:table-cell>
        </table:table-row>
        <table:table-row table:style-name="Table10.1">
          <table:table-cell table:style-name="Table10.A1" office:value-type="string">
            <text:p text:style-name="P5">Nature’s Summons</text:p>
          </table:table-cell>
          <table:table-cell table:style-name="Table10.A1" office:value-type="string">
            <text:p text:style-name="P6">C</text:p>
          </table:table-cell>
          <table:table-cell table:style-name="Table10.A1" office:value-type="string">
            <text:p text:style-name="P6">++</text:p>
          </table:table-cell>
          <table:table-cell table:style-name="Table10.A1" office:value-type="string">
            <text:list xml:id="list38634487" text:continue-numbering="true" text:style-name="WWNum11">
              <text:list-item>
                <text:p text:style-name="P16">Summons a wild animal to fight for the caster</text:p>
              </text:list-item>
              <text:list-item>
                <text:p text:style-name="P16">Can only be used in a wilderness setting</text:p>
              </text:list-item>
            </text:list>
          </table:table-cell>
        </table:table-row>
        <table:table-row table:style-name="Table10.1">
          <table:table-cell table:style-name="Table10.A1" office:value-type="string">
            <text:p text:style-name="P5">Trackless Passage</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38623356" text:continue-numbering="true" text:style-name="WWNum11">
              <text:list-item>
                <text:p text:style-name="P16">Tracking checks against the caster are at -4 penalty</text:p>
              </text:list-item>
            </text:list>
          </table:table-cell>
        </table:table-row>
        <table:table-row table:style-name="Table10.1">
          <table:table-cell table:style-name="Table10.A1" office:value-type="string">
            <text:p text:style-name="P5">True Shot</text:p>
          </table:table-cell>
          <table:table-cell table:style-name="Table10.A1" office:value-type="string">
            <text:p text:style-name="P6">C</text:p>
          </table:table-cell>
          <table:table-cell table:style-name="Table10.A1" office:value-type="string">
            <text:p text:style-name="P6">+++</text:p>
          </table:table-cell>
          <table:table-cell table:style-name="Table10.A1" office:value-type="string">
            <text:list xml:id="list38635138" text:continue-numbering="true" text:style-name="WWNum11">
              <text:list-item>
                <text:p text:style-name="P16">Your next missile attack gains +4 to-hit, +2 damage and +1 wound roll</text:p>
              </text:list-item>
            </text:list>
          </table:table-cell>
        </table:table-row>
        <table:table-row table:style-name="Table10.1">
          <table:table-cell table:style-name="Table10.A1" office:value-type="string">
            <text:p text:style-name="P5">White Stag</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38632289" text:continue-numbering="true" text:style-name="WWNum11">
              <text:list-item>
                <text:p text:style-name="P16">Calls a majestic white stag to carry the caster through the wilderness</text:p>
              </text:list-item>
              <text:list-item>
                <text:p text:style-name="P16">Caster can ride the stag as a mount</text:p>
              </text:list-item>
              <text:list-item>
                <text:p text:style-name="P16">In combat, the stag will battle with the caster</text:p>
              </text:list-item>
              <text:list-item>
                <text:p text:style-name="P16">Lasts one hour, but can be empowered to 1 day by spending 1 inspiration</text:p>
              </text:list-item>
            </text:list>
          </table:table-cell>
        </table:table-row>
        <table:table-row table:style-name="Table10.1">
          <table:table-cell table:style-name="Table10.A1" office:value-type="string">
            <text:p text:style-name="P5">Wood Walker</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38623970" text:continue-numbering="true" text:style-name="WWNum11">
              <text:list-item>
                <text:p text:style-name="P16">Travel overland through woods at 50% faster rate</text:p>
              </text:list-item>
              <text:list-item>
                <text:p text:style-name="P16">No movement or rough terrain penalties in wooded battlefields</text:p>
              </text:list-item>
            </text:list>
          </table:table-cell>
        </table:table-row>
      </table:table>
      <text:p text:style-name="P1"/>
      <text:p text:style-name="P1"/>
      <text:p text:style-name="Standard"><text:span text:style-name="T5">Mordain (mor </text:span><text:span text:style-name="T14">–</text:span><text:span text:style-name="T5"> DAIN)</text:span></text:p>
      <table:table table:name="Table11" table:style-name="Table11">
        <table:table-column table:style-name="Table11.A"/>
        <table:table-row table:style-name="Table11.1">
          <table:table-cell table:style-name="Table11.A1" office:value-type="string">
            <text:p text:style-name="Standard"><text:span text:style-name="T5">Overview:</text:span><text:span text:style-name="T3"> Mordain is the Mountain God. His essence is part of the land, the soil and the rocks. He is god of the earth, the mountains, miners and burrowing creatures. He is patron of anyone who dwells beneath the ground, or makes their living there. He is also the god of craftsmen (particularly smiths).</text:span></text:p>
            <text:p text:style-name="P1">In his dark aspect, Mordain is the Lord of Greed who pillages the land and poisons the water in search of gold.</text:p>
          </table:table-cell>
        </table:table-row>
        <table:table-row table:style-name="Table11.1">
          <table:table-cell table:style-name="Table11.A1" office:value-type="string">
            <text:p text:style-name="Standard"><text:span text:style-name="T5">Rites:</text:span><text:span text:style-name="T3"> </text:span></text:p>
            <text:list xml:id="list5769476363412467228" text:style-name="WWNum16">
              <text:list-item>
                <text:p text:style-name="P24"><text:span text:style-name="T7">Burying The Dead</text:span><text:span text:style-name="T3"> </text:span><text:span text:style-name="T12">–</text:span><text:span text:style-name="T3"> Burying the dead turns their souls over to Mordain to protect. Anytime priests of the Earthen God come across unburied bodies, </text:span><text:span text:style-name="T3">they have a duty to consign them to the earth.</text:span></text:p>
              </text:list-item>
              <text:list-item>
                <text:p text:style-name="P24"><text:span text:style-name="T7">Prayer Against Shadow</text:span><text:span text:style-name="T3"> </text:span><text:span text:style-name="T12">–</text:span><text:span text:style-name="T3"> At sunset, or before entering an underground location, priests of Mordain will bless their allies.</text:span></text:p>
              </text:list-item>
              <text:list-item>
                <text:p text:style-name="P24"><text:soft-page-break/><text:span text:style-name="T7">Remember The Lost</text:span><text:span text:style-name="T3"> </text:span><text:span text:style-name="T12">–</text:span><text:span text:style-name="T3"> Every new moon, the priests of Mordain will pray for the countless dwarves lost when Shadow conquered the holds.</text:span></text:p>
              </text:list-item>
              <text:list-item>
                <text:p text:style-name="P24"><text:span text:style-name="T7">Smith’s Blessing</text:span><text:span text:style-name="T3"> </text:span><text:span text:style-name="T12">–</text:span><text:span text:style-name="T3"> When entering a city for the first time, it is customary for priests to bless the tools and workshops of local craftsmen.</text:span></text:p>
              </text:list-item>
            </text:list>
          </table:table-cell>
        </table:table-row>
        <table:table-row table:style-name="Table11.3">
          <table:table-cell table:style-name="Table11.A1" office:value-type="string">
            <text:p text:style-name="Standard"><text:span text:style-name="T5">Rivalries:</text:span><text:span text:style-name="T3"> Mordain and Aquae share their dominion over crafters. They often cooperate on major projects, but there is still a strong impulse to compete and outdo each other.</text:span></text:p>
          </table:table-cell>
        </table:table-row>
        <table:table-row table:style-name="Table11.3">
          <table:table-cell table:style-name="Table11.A1" office:value-type="string">
            <text:p text:style-name="Standard"><text:span text:style-name="T5">Sacrifices:</text:span><text:span text:style-name="T3"> Mordain loves gold and finely crafted objects. Because of his people’s history with Shadow, items or creatures tainted with Shadow are destroyed on his altars.</text:span></text:p>
          </table:table-cell>
        </table:table-row>
        <table:table-row table:style-name="Table11.3">
          <table:table-cell table:style-name="Table11.A1" office:value-type="string">
            <text:p text:style-name="P2">Using Divine Favor:</text:p>
            <text:list xml:id="list5355444052000577936" text:style-name="WWNum17">
              <text:list-item>
                <text:p text:style-name="P13">Battling Shadow</text:p>
              </text:list-item>
              <text:list-item>
                <text:p text:style-name="P13">Crafting</text:p>
              </text:list-item>
              <text:list-item>
                <text:p text:style-name="P13">Exploring underground caves and tunnels</text:p>
              </text:list-item>
              <text:list-item>
                <text:p text:style-name="P13">Freeing the lost dwarf holds</text:p>
              </text:list-item>
              <text:list-item>
                <text:p text:style-name="P13">Mining</text:p>
              </text:list-item>
            </text:list>
          </table:table-cell>
        </table:table-row>
      </table:table>
      <text:p text:style-name="P1"/>
      <text:p text:style-name="P2">Mordain’s Spell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5">Spell</text:p>
          </table:table-cell>
          <table:table-cell table:style-name="Table12.A1" office:value-type="string">
            <text:p text:style-name="P25">Time</text:p>
          </table:table-cell>
          <table:table-cell table:style-name="Table12.A1" office:value-type="string">
            <text:p text:style-name="P25">DL</text:p>
          </table:table-cell>
          <table:table-cell table:style-name="Table12.A1" office:value-type="string">
            <text:p text:style-name="P25">Effects</text:p>
          </table:table-cell>
        </table:table-row>
        <table:table-row table:style-name="Table12.1">
          <table:table-cell table:style-name="Table12.A1" office:value-type="string">
            <text:p text:style-name="P5">Crafter’s Blessing</text:p>
          </table:table-cell>
          <table:table-cell table:style-name="Table12.A1" office:value-type="string">
            <text:p text:style-name="P6">VS</text:p>
          </table:table-cell>
          <table:table-cell table:style-name="Table12.A1" office:value-type="string">
            <text:p text:style-name="P6">+</text:p>
          </table:table-cell>
          <table:table-cell table:style-name="Table12.A1" office:value-type="string">
            <text:list xml:id="list38637890" text:continue-list="list38623970" text:style-name="WWNum11">
              <text:list-item>
                <text:p text:style-name="P16">The target’s next crafting attempt is +2</text:p>
              </text:list-item>
            </text:list>
          </table:table-cell>
        </table:table-row>
        <table:table-row table:style-name="Table12.1">
          <table:table-cell table:style-name="Table12.A1" office:value-type="string">
            <text:p text:style-name="P5">Dig</text:p>
          </table:table-cell>
          <table:table-cell table:style-name="Table12.A1" office:value-type="string">
            <text:p text:style-name="P6">S</text:p>
          </table:table-cell>
          <table:table-cell table:style-name="Table12.A1" office:value-type="string">
            <text:p text:style-name="P6">+</text:p>
          </table:table-cell>
          <table:table-cell table:style-name="Table12.A1" office:value-type="string">
            <text:list xml:id="list38633965" text:continue-numbering="true" text:style-name="WWNum11">
              <text:list-item>
                <text:p text:style-name="P16">You can dig as though you were 10 men</text:p>
              </text:list-item>
            </text:list>
          </table:table-cell>
        </table:table-row>
        <table:table-row table:style-name="Table12.1">
          <table:table-cell table:style-name="Table12.A4" office:value-type="string">
            <text:p text:style-name="P5">Encapsulate</text:p>
          </table:table-cell>
          <table:table-cell table:style-name="Table12.A4" office:value-type="string">
            <text:p text:style-name="P6">S</text:p>
          </table:table-cell>
          <table:table-cell table:style-name="Table12.A4" office:value-type="string">
            <text:p text:style-name="P6">++</text:p>
          </table:table-cell>
          <table:table-cell table:style-name="Table12.A4" office:value-type="string">
            <text:list xml:id="list38632764" text:continue-numbering="true" text:style-name="WWNum11">
              <text:list-item>
                <text:p text:style-name="P16">Encapsulates an object you can hold in a protective stone shell</text:p>
              </text:list-item>
            </text:list>
          </table:table-cell>
        </table:table-row>
        <table:table-row table:style-name="Table12.1">
          <table:table-cell table:style-name="Table12.A4" office:value-type="string">
            <text:p text:style-name="P5">Light</text:p>
          </table:table-cell>
          <table:table-cell table:style-name="Table12.A4" office:value-type="string">
            <text:p text:style-name="P6">VS</text:p>
          </table:table-cell>
          <table:table-cell table:style-name="Table12.A4" office:value-type="string">
            <text:p text:style-name="P6">+</text:p>
          </table:table-cell>
          <table:table-cell table:style-name="Table12.A4" office:value-type="string">
            <text:list xml:id="list38619470" text:continue-numbering="true" text:style-name="WWNum11">
              <text:list-item>
                <text:p text:style-name="P16">Lights an area up to 10 hex radius</text:p>
              </text:list-item>
            </text:list>
          </table:table-cell>
        </table:table-row>
        <table:table-row table:style-name="Table12.1">
          <table:table-cell table:style-name="Table12.A1" office:value-type="string">
            <text:p text:style-name="P5">Miner’s Prayer</text:p>
          </table:table-cell>
          <table:table-cell table:style-name="Table12.A1" office:value-type="string">
            <text:p text:style-name="P6">VS</text:p>
          </table:table-cell>
          <table:table-cell table:style-name="Table12.A1" office:value-type="string">
            <text:p text:style-name="P6">+</text:p>
          </table:table-cell>
          <table:table-cell table:style-name="Table12.A1" office:value-type="string">
            <text:list xml:id="list38631761" text:continue-numbering="true" text:style-name="WWNum11">
              <text:list-item>
                <text:p text:style-name="P16">Targets gain the ability to “feel” nearby mineral deposits within 100 meters</text:p>
              </text:list-item>
            </text:list>
          </table:table-cell>
        </table:table-row>
        <table:table-row table:style-name="Table12.1">
          <table:table-cell table:style-name="Table12.A1" office:value-type="string">
            <text:p text:style-name="P5">Prayer Against Shadow</text:p>
          </table:table-cell>
          <table:table-cell table:style-name="Table12.A1" office:value-type="string">
            <text:p text:style-name="P6">VS</text:p>
          </table:table-cell>
          <table:table-cell table:style-name="Table12.A1" office:value-type="string">
            <text:p text:style-name="P6">++</text:p>
          </table:table-cell>
          <table:table-cell table:style-name="Table12.A1" office:value-type="string">
            <text:list xml:id="list38634003" text:continue-numbering="true" text:style-name="WWNum11">
              <text:list-item>
                <text:p text:style-name="P16">All allies that participate in the prayer gain a +1 defense against Shadow for the next 3 hours</text:p>
              </text:list-item>
            </text:list>
          </table:table-cell>
        </table:table-row>
        <table:table-row table:style-name="Table12.1">
          <table:table-cell table:style-name="Table12.A1" office:value-type="string">
            <text:p text:style-name="P5">Singing Stones</text:p>
          </table:table-cell>
          <table:table-cell table:style-name="Table12.A1" office:value-type="string">
            <text:p text:style-name="P6">VS</text:p>
          </table:table-cell>
          <table:table-cell table:style-name="Table12.A1" office:value-type="string">
            <text:p text:style-name="P6">++</text:p>
          </table:table-cell>
          <table:table-cell table:style-name="Table12.A1" office:value-type="string">
            <text:list xml:id="list38624538" text:continue-numbering="true" text:style-name="WWNum11">
              <text:list-item>
                <text:p text:style-name="P16">Ask a worked stone object/section a question that can be answered in a single word</text:p>
              </text:list-item>
              <text:list-item>
                <text:p text:style-name="P16">Question must have something to do with the layout of the area, or someone who has touched, passed across it, or is near it</text:p>
              </text:list-item>
            </text:list>
          </table:table-cell>
        </table:table-row>
        <table:table-row table:style-name="Table12.1">
          <table:table-cell table:style-name="Table12.A1" office:value-type="string">
            <text:p text:style-name="P5">Stone Fly</text:p>
          </table:table-cell>
          <table:table-cell table:style-name="Table12.A1" office:value-type="string">
            <text:p text:style-name="P6">C</text:p>
          </table:table-cell>
          <table:table-cell table:style-name="Table12.A1" office:value-type="string">
            <text:p text:style-name="P6">+</text:p>
          </table:table-cell>
          <table:table-cell table:style-name="Table12.A1" office:value-type="string">
            <text:list xml:id="list38628627" text:continue-numbering="true" text:style-name="WWNum11">
              <text:list-item>
                <text:p text:style-name="P16">Hurl a stone at an enemy that does 2d6 physical damage if it hits</text:p>
              </text:list-item>
              <text:list-item>
                <text:p text:style-name="P16">Empower this spell to hit one additional enemy/inspiration<text:bookmark text:name="_GoBack"/></text:p>
              </text:list-item>
            </text:list>
          </table:table-cell>
        </table:table-row>
        <table:table-row table:style-name="Table12.1">
          <table:table-cell table:style-name="Table12.A1" office:value-type="string">
            <text:p text:style-name="P5">Stone Skin</text:p>
          </table:table-cell>
          <table:table-cell table:style-name="Table12.A1" office:value-type="string">
            <text:p text:style-name="P6">C</text:p>
          </table:table-cell>
          <table:table-cell table:style-name="Table12.A1" office:value-type="string">
            <text:p text:style-name="P6">+</text:p>
          </table:table-cell>
          <table:table-cell table:style-name="Table12.A1" office:value-type="string">
            <text:list xml:id="list38639408" text:continue-numbering="true" text:style-name="WWNum11">
              <text:list-item>
                <text:p text:style-name="P16">Increases AV by 1</text:p>
              </text:list-item>
            </text:list>
          </table:table-cell>
        </table:table-row>
        <table:table-row table:style-name="Table12.1">
          <table:table-cell table:style-name="Table12.A1" office:value-type="string">
            <text:p text:style-name="P5">Summon Beetle</text:p>
          </table:table-cell>
          <table:table-cell table:style-name="Table12.A1" office:value-type="string">
            <text:p text:style-name="P6">C</text:p>
          </table:table-cell>
          <table:table-cell table:style-name="Table12.A1" office:value-type="string">
            <text:p text:style-name="P6">++</text:p>
          </table:table-cell>
          <table:table-cell table:style-name="Table12.A1" office:value-type="string">
            <text:list xml:id="list38638386" text:continue-numbering="true" text:style-name="WWNum11">
              <text:list-item>
                <text:p text:style-name="P16">Summons a beetle to fight for the caster</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Pericles1" svg:font-family="Pericle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goun, Christopher</meta:initial-creator>
    <dc:creator>Chris Magoun</dc:creator>
    <meta:editing-cycles>72</meta:editing-cycles>
    <meta:creation-date>2017-06-11T18:37:00</meta:creation-date>
    <dc:date>2017-07-23T18:44:43.66</dc:date>
    <meta:editing-duration>PT1H8M2S</meta:editing-duration>
    <meta:generator>OpenOffice/4.1.3$Win32 OpenOffice.org_project/413m1$Build-9783</meta:generator>
    <meta:document-statistic meta:table-count="12" meta:image-count="0" meta:object-count="0" meta:page-count="13" meta:paragraph-count="600" meta:word-count="5066" meta:character-count="2669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